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1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8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5.801cm"/>
    </style:style>
    <style:style style:name="co4" style:family="table-column">
      <style:table-column-properties fo:break-before="auto" style:column-width="3.93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4.06cm"/>
    </style:style>
    <style:style style:name="co7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515cm"/>
    </style:style>
    <style:style style:name="ro5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106cm" fo:break-before="auto" style:use-optimal-row-height="true"/>
    </style:style>
    <style:style style:name="ro12" style:family="table-row">
      <style:table-row-properties style:row-height="1.49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표준_20_7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5" style:family="table-cell" style:parent-style-name="Excel_20_Built-in_20_Normal">
      <style:text-properties style:font-name="Calibri" fo:font-size="12pt" style:font-name-asian="돋움2" style:font-size-asian="12pt" style:font-name-complex="Calibri" style:font-size-complex="12pt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="0.035cm solid #000000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Calibri" fo:font-size="12pt" style:font-name-asian="돋움2" style:font-size-asian="12pt" style:font-name-complex="Calibri" style:font-size-complex="12pt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2pt" style:font-name-asian="돋움2" style:font-size-asian="12pt" style:font-name-complex="Calibri" style:font-size-complex="12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맑은 고딕" style:font-name-asian="맑은 고딕" style:font-name-complex="Lucida Sans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4" style:family="table-cell" style:parent-style-name="Default">
      <style:text-properties fo:color="#000000" style:font-name="맑은 고딕" fo:font-size="11pt" style:font-name-asian="맑은 고딕" style:font-size-asian="11pt" style:font-name-complex="Lucida Sans" style:font-size-complex="11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Excel_20_Built-in_20_Normal" style:data-style-name="N815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8" style:family="table-cell" style:parent-style-name="Excel_20_Built-in_20_Normal" style:data-style-name="N815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맑은 고딕" style:font-name-asian="맑은 고딕" style:font-name-complex="Lucida Sans"/>
    </style:style>
    <style:style style:name="ce19" style:family="table-cell" style:parent-style-name="Excel_20_Built-in_20_Normal">
      <style:text-properties style:font-name="맑은 고딕" style:font-name-asian="맑은 고딕" style:font-name-complex="Lucida Sans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style:font-name="Calibri" style:font-name-asian="돋움2" style:font-name-complex="Calibri"/>
    </style:style>
    <style:style style:name="T2" style:family="text">
      <style:text-properties style:font-name="맑은 고딕" style:font-name-asian="맑은 고딕" style:font-name-complex="Lucida 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8" table:number-columns-repeated="1017" table:default-cell-style-name="Excel_20_Built-in_20_Normal"/>
        <table:table-row table:style-name="ro2">
          <table:table-cell table:style-name="ce1" office:value-type="string" table:number-columns-spanned="8" table:number-rows-spanned="1">
            <text:p>테이블정의서</text:p>
            <draw:custom-shape table:end-cell-address="Sheet1.A1" table:end-x="0.259cm" table:end-y="0.608cm" draw:z-index="0" draw:name="Text Box 3" draw:style-name="gr1" draw:text-style-name="P1" svg:width="0.184cm" svg:height="0.608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" table:end-x="0.259cm" table:end-y="0.608cm" draw:z-index="1" draw:name="Text Box 4" draw:style-name="gr1" draw:text-style-name="P1" svg:width="0.184cm" svg:height="0.608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" table:end-x="0.259cm" table:end-y="0.608cm" draw:z-index="2" draw:name="Text Box 5" draw:style-name="gr1" draw:text-style-name="P1" svg:width="0.184cm" svg:height="0.608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" table:end-x="0.259cm" table:end-y="0.471cm" draw:z-index="3" draw:name="Text Box 3" draw:style-name="gr1" draw:text-style-name="P1" svg:width="0.184cm" svg:height="0.65cm" svg:x="0.075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" table:end-x="0.259cm" table:end-y="0.471cm" draw:z-index="4" draw:name="Text Box 4" draw:style-name="gr1" draw:text-style-name="P1" svg:width="0.184cm" svg:height="0.65cm" svg:x="0.075cm" svg:y="0.42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" table:end-x="0.259cm" table:end-y="0.471cm" draw:z-index="5" draw:name="Text Box 5" draw:style-name="gr1" draw:text-style-name="P1" svg:width="0.184cm" svg:height="0.65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사원</text:p>
          </table:table-cell>
          <table:table-cell table:style-name="ce2" office:value-type="string">
            <text:p>작성일</text:p>
          </table:table-cell>
          <table:table-cell table:style-name="ce16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2" table:style-name="ce22"/>
          <table:covered-table-cell table:style-name="ce24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6" office:value-type="string">
            <text:p>EMPLOYE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민경선</text:p>
          </table:table-cell>
          <table:covered-table-cell table:style-name="ce21"/>
          <table:covered-table-cell table:number-columns-repeated="2" table:style-name="ce23"/>
          <table:covered-table-cell table:style-name="ce25"/>
          <table:table-cell table:number-columns-repeated="1016"/>
        </table:table-row>
        <table:table-row table:style-name="ro6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테이블</text:p>
          </table:table-cell>
          <table:covered-table-cell table:number-columns-repeated="5" table:style-name="ce13"/>
          <table:covered-table-cell table:style-name="ce26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원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string">
            <text:p>DEPT_NO</text:p>
          </table:table-cell>
          <table:table-cell table:style-name="ce8" office:value-type="string">
            <text:p>부서코드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 office:value-type="string">
            <text:p>POSITION_CD</text:p>
          </table:table-cell>
          <table:table-cell table:style-name="ce8" office:value-type="string">
            <text:p>직급코드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 office:value-type="string">
            <text:p>EMP_NAME</text:p>
          </table:table-cell>
          <table:table-cell table:style-name="ce8" office:value-type="string">
            <text:p>사원이름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1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EMP_ID</text:p>
          </table:table-cell>
          <table:table-cell table:style-name="ce8" office:value-type="string">
            <text:p>사원아이디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1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 office:value-type="string">
            <text:p>EMP_PW</text:p>
          </table:table-cell>
          <table:table-cell table:style-name="ce8" office:value-type="string">
            <text:p>사원비밀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1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8" office:value-type="string">
            <text:p>EMP_ADDR</text:p>
          </table:table-cell>
          <table:table-cell table:style-name="ce8" office:value-type="string">
            <text:p>주소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3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8" office:value-type="string">
            <text:p>EMP_EMAIL</text:p>
          </table:table-cell>
          <table:table-cell table:style-name="ce8" office:value-type="string">
            <text:p>이메일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1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8" office:value-type="string">
            <text:p>EMP_PHONE</text:p>
          </table:table-cell>
          <table:table-cell table:style-name="ce8" office:value-type="string">
            <text:p>사원전화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1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8" office:value-type="string">
            <text:p>EMP_SSN</text:p>
          </table:table-cell>
          <table:table-cell table:style-name="ce8" office:value-type="string">
            <text:p>주민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1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11">
            <text:p>11</text:p>
            <draw:custom-shape table:end-cell-address="Sheet1.A17" table:end-x="0.259cm" table:end-y="0.468cm" draw:z-index="138" draw:name="Text Box 3" draw:style-name="gr1" draw:text-style-name="P1" svg:width="0.184cm" svg:height="0.732cm" svg:x="0.075cm" svg:y="0.31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7" table:end-x="0.259cm" table:end-y="0.468cm" draw:z-index="139" draw:name="Text Box 4" draw:style-name="gr1" draw:text-style-name="P1" svg:width="0.184cm" svg:height="0.732cm" svg:x="0.075cm" svg:y="0.31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7" table:end-x="0.259cm" table:end-y="0.468cm" draw:z-index="140" draw:name="Text Box 5" draw:style-name="gr1" draw:text-style-name="P1" svg:width="0.184cm" svg:height="0.732cm" svg:x="0.075cm" svg:y="0.31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EMP_PROFILE_IMG</text:p>
          </table:table-cell>
          <table:table-cell table:style-name="ce8" office:value-type="string">
            <text:p>사원프로필사진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8" office:value-type="string">
            <text:p>EMP_SIGN</text:p>
          </table:table-cell>
          <table:table-cell table:style-name="ce8" office:value-type="string">
            <text:p>서명이미지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8" office:value-type="string">
            <text:p>ENABLED</text:p>
          </table:table-cell>
          <table:table-cell table:style-name="ce8" office:value-type="string">
            <text:p>활성화여부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CHAR(1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'1'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  <draw:custom-shape table:end-cell-address="Sheet1.A25" table:end-x="0.259cm" table:end-y="0.187cm" draw:z-index="6" draw:name="Text Box 3" draw:style-name="gr1" draw:text-style-name="P1" svg:width="0.184cm" svg:height="2.571cm" svg:x="0.075cm" svg:y="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25" table:end-x="0.259cm" table:end-y="0.187cm" draw:z-index="7" draw:name="Text Box 4" draw:style-name="gr1" draw:text-style-name="P1" svg:width="0.184cm" svg:height="2.571cm" svg:x="0.075cm" svg:y="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25" table:end-x="0.259cm" table:end-y="0.187cm" draw:z-index="8" draw:name="Text Box 5" draw:style-name="gr1" draw:text-style-name="P1" svg:width="0.184cm" svg:height="2.571cm" svg:x="0.075cm" svg:y="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회원상세정보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2" table:style-name="ce22"/>
          <table:covered-table-cell table:style-name="ce24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EMPLOYEE_DETAIL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style-name="ce21"/>
          <table:covered-table-cell table:number-columns-repeated="2" table:style-name="ce23"/>
          <table:covered-table-cell table:style-name="ce25"/>
          <table:table-cell table:number-columns-repeated="1016"/>
        </table:table-row>
        <table:table-row table:style-name="ro8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상세테이블</text:p>
          </table:table-cell>
          <table:covered-table-cell table:number-columns-repeated="5" table:style-name="ce13"/>
          <table:covered-table-cell table:style-name="ce26"/>
          <table:table-cell table:number-columns-repeated="1016"/>
        </table:table-row>
        <table:table-row table:style-name="ro2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EMP_DETAIL_NO</text:p>
          </table:table-cell>
          <table:table-cell table:style-name="ce8" office:value-type="string">
            <text:p>사원상세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원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8" office:value-type="string">
            <text:p>IS_CAR</text:p>
          </table:table-cell>
          <table:table-cell table:style-name="ce8" office:value-type="string">
            <text:p>차량유무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CHAR(1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 office:value-type="string">
            <text:p>CAREER</text:p>
          </table:table-cell>
          <table:table-cell table:style-name="ce8" office:value-type="string">
            <text:p>경력사항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4000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8" office:value-type="string">
            <text:p>BANK_NAME</text:p>
          </table:table-cell>
          <table:table-cell table:style-name="ce8" office:value-type="string">
            <text:p>은행명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300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 office:value-type="string">
            <text:p>BANK_ACCOUNT</text:p>
          </table:table-cell>
          <table:table-cell table:style-name="ce8" office:value-type="string">
            <text:p>계좌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20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8" office:value-type="string">
            <text:p>ACCOUNT_HOLDER</text:p>
          </table:table-cell>
          <table:table-cell table:style-name="ce8" office:value-type="string">
            <text:p>예금주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300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8" office:value-type="string">
            <text:p>KIDS_NUMBER</text:p>
          </table:table-cell>
          <table:table-cell table:style-name="ce8" office:value-type="string">
            <text:p>자녀수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2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8" office:value-type="string">
            <text:p>IS_MARRIED</text:p>
          </table:table-cell>
          <table:table-cell table:style-name="ce8" office:value-type="string">
            <text:p>결혼유무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CHAR(1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8" office:value-type="string">
            <text:p>EDU_LEVEL</text:p>
          </table:table-cell>
          <table:table-cell table:style-name="ce8" office:value-type="string">
            <text:p>최종학력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100)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  <draw:custom-shape table:end-cell-address="Sheet1.A40" table:end-x="0.259cm" table:end-y="0.348cm" draw:z-index="9" draw:name="Text Box 3" draw:style-name="gr1" draw:text-style-name="P1" svg:width="0.184cm" svg:height="2.038cm" svg:x="0.075cm" svg:y="0.0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348cm" draw:z-index="10" draw:name="Text Box 4" draw:style-name="gr1" draw:text-style-name="P1" svg:width="0.184cm" svg:height="2.038cm" svg:x="0.075cm" svg:y="0.0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348cm" draw:z-index="11" draw:name="Text Box 5" draw:style-name="gr1" draw:text-style-name="P1" svg:width="0.184cm" svg:height="2.038cm" svg:x="0.075cm" svg:y="0.0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112cm" draw:z-index="12" draw:name="Text Box 3" draw:style-name="gr1" draw:text-style-name="P1" svg:width="0.184cm" svg:height="1.391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112cm" draw:z-index="13" draw:name="Text Box 4" draw:style-name="gr1" draw:text-style-name="P1" svg:width="0.184cm" svg:height="1.391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112cm" draw:z-index="14" draw:name="Text Box 5" draw:style-name="gr1" draw:text-style-name="P1" svg:width="0.184cm" svg:height="1.391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251cm" draw:z-index="15" draw:name="Text Box 3" draw:style-name="gr1" draw:text-style-name="P1" svg:width="0.184cm" svg:height="2.68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251cm" draw:z-index="16" draw:name="Text Box 4" draw:style-name="gr1" draw:text-style-name="P1" svg:width="0.184cm" svg:height="2.68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251cm" draw:z-index="17" draw:name="Text Box 5" draw:style-name="gr1" draw:text-style-name="P1" svg:width="0.184cm" svg:height="2.68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07cm" draw:z-index="18" draw:name="Text Box 3" draw:style-name="gr1" draw:text-style-name="P1" svg:width="0.184cm" svg:height="2.74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07cm" draw:z-index="19" draw:name="Text Box 4" draw:style-name="gr1" draw:text-style-name="P1" svg:width="0.184cm" svg:height="2.74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07cm" draw:z-index="20" draw:name="Text Box 5" draw:style-name="gr1" draw:text-style-name="P1" svg:width="0.184cm" svg:height="2.74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34cm" draw:z-index="21" draw:name="Text Box 3" draw:style-name="gr1" draw:text-style-name="P1" svg:width="0.184cm" svg:height="2.7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34cm" draw:z-index="22" draw:name="Text Box 4" draw:style-name="gr1" draw:text-style-name="P1" svg:width="0.184cm" svg:height="2.7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34cm" draw:z-index="23" draw:name="Text Box 5" draw:style-name="gr1" draw:text-style-name="P1" svg:width="0.184cm" svg:height="2.7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52cm" draw:z-index="24" draw:name="Text Box 3" draw:style-name="gr1" draw:text-style-name="P1" svg:width="0.184cm" svg:height="2.48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52cm" draw:z-index="25" draw:name="Text Box 4" draw:style-name="gr1" draw:text-style-name="P1" svg:width="0.184cm" svg:height="2.48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52cm" draw:z-index="26" draw:name="Text Box 5" draw:style-name="gr1" draw:text-style-name="P1" svg:width="0.184cm" svg:height="2.48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84cm" draw:z-index="27" draw:name="Text Box 3" draw:style-name="gr1" draw:text-style-name="P1" svg:width="0.184cm" svg:height="2.8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84cm" draw:z-index="28" draw:name="Text Box 4" draw:style-name="gr1" draw:text-style-name="P1" svg:width="0.184cm" svg:height="2.8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84cm" draw:z-index="29" draw:name="Text Box 5" draw:style-name="gr1" draw:text-style-name="P1" svg:width="0.184cm" svg:height="2.8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1cm" draw:z-index="30" draw:name="Text Box 3" draw:style-name="gr1" draw:text-style-name="P1" svg:width="0.184cm" svg:height="2.88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1cm" draw:z-index="31" draw:name="Text Box 4" draw:style-name="gr1" draw:text-style-name="P1" svg:width="0.184cm" svg:height="2.88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1cm" draw:z-index="32" draw:name="Text Box 5" draw:style-name="gr1" draw:text-style-name="P1" svg:width="0.184cm" svg:height="2.88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33" draw:name="Text Box 3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34" draw:name="Text Box 4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35" draw:name="Text Box 5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27cm" draw:z-index="36" draw:name="Text Box 3" draw:style-name="gr1" draw:text-style-name="P1" svg:width="0.184cm" svg:height="1.706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27cm" draw:z-index="37" draw:name="Text Box 4" draw:style-name="gr1" draw:text-style-name="P1" svg:width="0.184cm" svg:height="1.706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27cm" draw:z-index="38" draw:name="Text Box 5" draw:style-name="gr1" draw:text-style-name="P1" svg:width="0.184cm" svg:height="1.706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12cm" draw:z-index="39" draw:name="Text Box 3" draw:style-name="gr1" draw:text-style-name="P1" svg:width="0.184cm" svg:height="2.44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12cm" draw:z-index="40" draw:name="Text Box 4" draw:style-name="gr1" draw:text-style-name="P1" svg:width="0.184cm" svg:height="2.44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12cm" draw:z-index="41" draw:name="Text Box 5" draw:style-name="gr1" draw:text-style-name="P1" svg:width="0.184cm" svg:height="2.44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6cm" draw:z-index="42" draw:name="Text Box 3" draw:style-name="gr1" draw:text-style-name="P1" svg:width="0.184cm" svg:height="2.89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6cm" draw:z-index="43" draw:name="Text Box 4" draw:style-name="gr1" draw:text-style-name="P1" svg:width="0.184cm" svg:height="2.89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6cm" draw:z-index="44" draw:name="Text Box 5" draw:style-name="gr1" draw:text-style-name="P1" svg:width="0.184cm" svg:height="2.89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54cm" draw:z-index="45" draw:name="Text Box 3" draw:style-name="gr1" draw:text-style-name="P1" svg:width="0.184cm" svg:height="1.33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54cm" draw:z-index="46" draw:name="Text Box 4" draw:style-name="gr1" draw:text-style-name="P1" svg:width="0.184cm" svg:height="1.33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54cm" draw:z-index="47" draw:name="Text Box 5" draw:style-name="gr1" draw:text-style-name="P1" svg:width="0.184cm" svg:height="1.33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28cm" draw:z-index="48" draw:name="Text Box 3" draw:style-name="gr1" draw:text-style-name="P1" svg:width="0.184cm" svg:height="1.70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28cm" draw:z-index="49" draw:name="Text Box 4" draw:style-name="gr1" draw:text-style-name="P1" svg:width="0.184cm" svg:height="1.70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28cm" draw:z-index="50" draw:name="Text Box 5" draw:style-name="gr1" draw:text-style-name="P1" svg:width="0.184cm" svg:height="1.70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58cm" draw:z-index="51" draw:name="Text Box 3" draw:style-name="gr1" draw:text-style-name="P1" svg:width="0.184cm" svg:height="1.73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58cm" draw:z-index="52" draw:name="Text Box 4" draw:style-name="gr1" draw:text-style-name="P1" svg:width="0.184cm" svg:height="1.73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458cm" draw:z-index="53" draw:name="Text Box 5" draw:style-name="gr1" draw:text-style-name="P1" svg:width="0.184cm" svg:height="1.737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54" draw:name="Text Box 3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55" draw:name="Text Box 4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56" draw:name="Text Box 5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57" draw:name="Text Box 3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58" draw:name="Text Box 4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59" draw:name="Text Box 5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6cm" draw:z-index="60" draw:name="Text Box 3" draw:style-name="gr1" draw:text-style-name="P1" svg:width="0.184cm" svg:height="2.89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6cm" draw:z-index="61" draw:name="Text Box 4" draw:style-name="gr1" draw:text-style-name="P1" svg:width="0.184cm" svg:height="2.89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456cm" draw:z-index="62" draw:name="Text Box 5" draw:style-name="gr1" draw:text-style-name="P1" svg:width="0.184cm" svg:height="2.892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54cm" draw:z-index="63" draw:name="Text Box 3" draw:style-name="gr1" draw:text-style-name="P1" svg:width="0.184cm" svg:height="1.33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54cm" draw:z-index="64" draw:name="Text Box 4" draw:style-name="gr1" draw:text-style-name="P1" svg:width="0.184cm" svg:height="1.33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54cm" draw:z-index="65" draw:name="Text Box 5" draw:style-name="gr1" draw:text-style-name="P1" svg:width="0.184cm" svg:height="1.33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07cm" draw:z-index="66" draw:name="Text Box 3" draw:style-name="gr1" draw:text-style-name="P1" svg:width="0.184cm" svg:height="2.74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07cm" draw:z-index="67" draw:name="Text Box 4" draw:style-name="gr1" draw:text-style-name="P1" svg:width="0.184cm" svg:height="2.74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307cm" draw:z-index="68" draw:name="Text Box 5" draw:style-name="gr1" draw:text-style-name="P1" svg:width="0.184cm" svg:height="2.743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69" draw:name="Text Box 3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70" draw:name="Text Box 4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0" table:end-x="0.259cm" table:end-y="0.029cm" draw:z-index="71" draw:name="Text Box 5" draw:style-name="gr1" draw:text-style-name="P1" svg:width="0.184cm" svg:height="1.308cm" svg:x="0.075cm" svg:y="0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  <draw:custom-shape table:end-cell-address="Sheet1.A42" table:end-x="0.259cm" table:end-y="0.047cm" draw:z-index="72" draw:name="Text Box 3" draw:style-name="gr1" draw:text-style-name="P1" svg:width="0.184cm" svg:height="2.089cm" svg:x="0.075cm" svg:y="0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47cm" draw:z-index="73" draw:name="Text Box 4" draw:style-name="gr1" draw:text-style-name="P1" svg:width="0.184cm" svg:height="2.089cm" svg:x="0.075cm" svg:y="0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A42" table:end-x="0.259cm" table:end-y="0.047cm" draw:z-index="74" draw:name="Text Box 5" draw:style-name="gr1" draw:text-style-name="P1" svg:width="0.184cm" svg:height="2.089cm" svg:x="0.075cm" svg:y="0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6" office:value-type="string">
            <text:p>직급코드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POSITION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직급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6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POSITION_CD</text:p>
          </table:table-cell>
          <table:table-cell table:style-name="ce8" office:value-type="string">
            <text:p>직급코드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string">
            <text:p>POSITION_NAME</text:p>
          </table:table-cell>
          <table:table-cell table:style-name="ce8" office:value-type="string">
            <text:p>직급명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300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 office:value-type="string">
            <text:p>POSITION_LEVEL</text:p>
          </table:table-cell>
          <table:table-cell table:style-name="ce8" office:value-type="string">
            <text:p>직급레벨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2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17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51" table:end-x="0.259cm" table:end-y="0.063cm" draw:z-index="75" draw:name="Text Box 3" draw:style-name="gr1" draw:text-style-name="P1" svg:width="0.184cm" svg:height="2.044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51" table:end-x="0.259cm" table:end-y="0.063cm" draw:z-index="76" draw:name="Text Box 4" draw:style-name="gr1" draw:text-style-name="P1" svg:width="0.184cm" svg:height="2.044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51" table:end-x="0.259cm" table:end-y="0.063cm" draw:z-index="77" draw:name="Text Box 5" draw:style-name="gr1" draw:text-style-name="P1" svg:width="0.184cm" svg:height="2.044cm" svg:x="0.075cm" svg:y="0.84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부서코드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DEPARTMENT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부서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DEPT_CD</text:p>
          </table:table-cell>
          <table:table-cell table:style-name="ce8" office:value-type="string">
            <text:p>부서코드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string">
            <text:p>DEPT_NAME</text:p>
          </table:table-cell>
          <table:table-cell table:style-name="ce8" office:value-type="string">
            <text:p>부서명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300)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6">
          <table:table-cell table:style-name="ce2" office:value-type="string">
            <text:p>엔티티 타입명</text:p>
          </table:table-cell>
          <table:table-cell table:style-name="ce6" office:value-type="string">
            <text:p>게시판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  <draw:custom-shape table:end-cell-address="Sheet1.A59" table:end-x="0.259cm" table:end-y="0.077cm" draw:z-index="78" draw:name="Text Box 3" draw:style-name="gr1" draw:text-style-name="P1" svg:width="0.184cm" svg:height="1.539cm" svg:x="0.075cm" svg:y="0.26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59" table:end-x="0.259cm" table:end-y="0.077cm" draw:z-index="79" draw:name="Text Box 4" draw:style-name="gr1" draw:text-style-name="P1" svg:width="0.184cm" svg:height="1.539cm" svg:x="0.075cm" svg:y="0.26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59" table:end-x="0.259cm" table:end-y="0.077cm" draw:z-index="80" draw:name="Text Box 5" draw:style-name="gr1" draw:text-style-name="P1" svg:width="0.184cm" svg:height="1.539cm" svg:x="0.075cm" svg:y="0.26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office:value-type="string">
            <text:p>BOARD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게시판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BOARD_NO</text:p>
          </table:table-cell>
          <table:table-cell table:style-name="ce8" office:value-type="string">
            <text:p>게시글번호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BOARD_TITLE</text:p>
          </table:table-cell>
          <table:table-cell table:style-name="ce8" office:value-type="string">
            <text:p>게시글제목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300)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 office:value-type="string">
            <text:p>BOARD_CONTENTS</text:p>
          </table:table-cell>
          <table:table-cell table:style-name="ce8" office:value-type="string">
            <text:p>게시글내용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VARCHAR2(4000)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 office:value-type="string">
            <text:p>BOARD_REG_DATE</text:p>
          </table:table-cell>
          <table:table-cell table:style-name="ce8" office:value-type="string">
            <text:p>등록일자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8" office:value-type="string">
            <text:p>BOARD_CNT</text:p>
          </table:table-cell>
          <table:table-cell table:style-name="ce8" office:value-type="string">
            <text:p>조회수</text:p>
          </table:table-cell>
          <table:table-cell table:style-name="ce17" office:value-type="string">
            <text:p>N/A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원번호</text:p>
          </table:table-cell>
          <table:table-cell table:style-name="ce8" office:value-type="string">
            <text:p>사원 번호</text:p>
          </table:table-cell>
          <table:table-cell table:style-name="ce8" office:value-type="string">
            <text:p>NUMBER(8)</text:p>
          </table:table-cell>
          <table:table-cell table:style-name="ce8" office:value-type="string">
            <text:p>N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71" table:end-x="0.259cm" table:end-y="0.037cm" draw:z-index="81" draw:name="Text Box 3" draw:style-name="gr1" draw:text-style-name="P1" svg:width="0.184cm" svg:height="2.046cm" svg:x="0.075cm" svg:y="0.8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1" table:end-x="0.259cm" table:end-y="0.037cm" draw:z-index="82" draw:name="Text Box 4" draw:style-name="gr1" draw:text-style-name="P1" svg:width="0.184cm" svg:height="2.046cm" svg:x="0.075cm" svg:y="0.8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1" table:end-x="0.259cm" table:end-y="0.037cm" draw:z-index="83" draw:name="Text Box 5" draw:style-name="gr1" draw:text-style-name="P1" svg:width="0.184cm" svg:height="2.046cm" svg:x="0.075cm" svg:y="0.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게시판카테고리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BOARD_CATEGORY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2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게시판카테고리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BOARD_CATE_NO</text:p>
          </table:table-cell>
          <table:table-cell table:style-name="ce14" office:value-type="string">
            <text:p>카테고리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table:style-name="ce5" office:value-type="string">
            <text:p>PK</text:p>
          </table:table-cell>
          <table:table-cell table:number-columns-repeated="1016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PARENTS_CATE_NO</text:p>
          </table:table-cell>
          <table:table-cell table:style-name="ce15" office:value-type="string">
            <text:p>부모카테고리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BOARD_CATE_NAME</text:p>
          </table:table-cell>
          <table:table-cell table:style-name="ce15" office:value-type="string">
            <text:p>게시판카테고리이름</text:p>
          </table:table-cell>
          <table:table-cell table:style-name="ce19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>
            <text:p>엔티티 타입명</text:p>
            <draw:custom-shape table:end-cell-address="Sheet1.A78" table:end-x="0.259cm" table:end-y="0.202cm" draw:z-index="84" draw:name="Text Box 3" draw:style-name="gr1" draw:text-style-name="P1" svg:width="0.184cm" svg:height="0.928cm" svg:x="0.075cm" svg:y="0.45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8" table:end-x="0.259cm" table:end-y="0.202cm" draw:z-index="85" draw:name="Text Box 4" draw:style-name="gr1" draw:text-style-name="P1" svg:width="0.184cm" svg:height="0.928cm" svg:x="0.075cm" svg:y="0.45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8" table:end-x="0.259cm" table:end-y="0.202cm" draw:z-index="86" draw:name="Text Box 5" draw:style-name="gr1" draw:text-style-name="P1" svg:width="0.184cm" svg:height="0.928cm" svg:x="0.075cm" svg:y="0.45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댓글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  <draw:custom-shape table:end-cell-address="Sheet1.A80" table:end-x="0.259cm" table:end-y="0.05cm" draw:z-index="87" draw:name="Text Box 3" draw:style-name="gr1" draw:text-style-name="P1" svg:width="0.184cm" svg:height="1.539cm" svg:x="0.075cm" svg:y="0.24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0" table:end-x="0.259cm" table:end-y="0.05cm" draw:z-index="88" draw:name="Text Box 4" draw:style-name="gr1" draw:text-style-name="P1" svg:width="0.184cm" svg:height="1.539cm" svg:x="0.075cm" svg:y="0.24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0" table:end-x="0.259cm" table:end-y="0.05cm" draw:z-index="89" draw:name="Text Box 5" draw:style-name="gr1" draw:text-style-name="P1" svg:width="0.184cm" svg:height="1.539cm" svg:x="0.075cm" svg:y="0.24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office:value-type="string">
            <text:p>COMMENT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댓글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6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REPLY_NO</text:p>
          </table:table-cell>
          <table:table-cell office:value-type="string">
            <text:p>댓글 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PLY_GROUP</text:p>
          </table:table-cell>
          <table:table-cell office:value-type="string">
            <text:p>댓글 그룹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REPLY_LEVEL</text:p>
          </table:table-cell>
          <table:table-cell office:value-type="string">
            <text:p>댓글 깊이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REPLY_CONTENTS</text:p>
          </table:table-cell>
          <table:table-cell office:value-type="string">
            <text:p>댓글 내용</text:p>
          </table:table-cell>
          <table:table-cell table:style-name="ce19" office:value-type="string">
            <text:p>N/A</text:p>
          </table:table-cell>
          <table:table-cell office:value-type="string">
            <text:p>VARCHAR2(1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REPLY_CREATE_DATE</text:p>
          </table:table-cell>
          <table:table-cell office:value-type="string">
            <text:p>댓글 생성일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EPLY_UPDATE_DATE</text:p>
          </table:table-cell>
          <table:table-cell office:value-type="string">
            <text:p>댓글 수정일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BOARD_NO</text:p>
          </table:table-cell>
          <table:table-cell office:value-type="string">
            <text:p>게시글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94" table:end-x="0.259cm" table:end-y="0.052cm" draw:z-index="90" draw:name="Text Box 3" draw:style-name="gr1" draw:text-style-name="P1" svg:width="0.184cm" svg:height="2.034cm" svg:x="0.075cm" svg:y="0.84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4" table:end-x="0.259cm" table:end-y="0.052cm" draw:z-index="91" draw:name="Text Box 4" draw:style-name="gr1" draw:text-style-name="P1" svg:width="0.184cm" svg:height="2.034cm" svg:x="0.075cm" svg:y="0.84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4" table:end-x="0.259cm" table:end-y="0.052cm" draw:z-index="92" draw:name="Text Box 5" draw:style-name="gr1" draw:text-style-name="P1" svg:width="0.184cm" svg:height="2.034cm" svg:x="0.075cm" svg:y="0.84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채팅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CHAT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채팅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9">
          <table:table-cell table:style-name="ce5" office:value-type="float" office:value="1">
            <text:p>1</text:p>
          </table:table-cell>
          <table:table-cell office:value-type="string">
            <text:p>CHAT_NO</text:p>
          </table:table-cell>
          <table:table-cell office:value-type="string">
            <text:p>채팅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9">
          <table:table-cell table:style-name="ce5"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2">
          <table:table-cell table:style-name="ce5" office:value-type="float" office:value="3">
            <text:p>3</text:p>
          </table:table-cell>
          <table:table-cell office:value-type="string">
            <text:p>CHAT_ROOM_NO</text:p>
          </table:table-cell>
          <table:table-cell office:value-type="string">
            <text:p>채팅방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9">
          <table:table-cell table:style-name="ce5" office:value-type="float" office:value="4">
            <text:p>4</text:p>
          </table:table-cell>
          <table:table-cell office:value-type="string">
            <text:p>CHAT_ROOM_NAME</text:p>
          </table:table-cell>
          <table:table-cell office:value-type="string">
            <text:p>채팅방이름</text:p>
          </table:table-cell>
          <table:table-cell table:style-name="ce19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9">
          <table:table-cell table:style-name="ce5" office:value-type="float" office:value="5">
            <text:p>5</text:p>
          </table:table-cell>
          <table:table-cell office:value-type="string">
            <text:p>CHAT_LAST_READ</text:p>
          </table:table-cell>
          <table:table-cell office:value-type="string">
            <text:p>마지막으로읽은메세지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105" table:end-x="0.259cm" table:end-y="0.052cm" draw:z-index="93" draw:name="Text Box 3" draw:style-name="gr1" draw:text-style-name="P1" svg:width="0.184cm" svg:height="2.034cm" svg:x="0.075cm" svg:y="0.84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05" table:end-x="0.259cm" table:end-y="0.052cm" draw:z-index="94" draw:name="Text Box 4" draw:style-name="gr1" draw:text-style-name="P1" svg:width="0.184cm" svg:height="2.034cm" svg:x="0.075cm" svg:y="0.84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05" table:end-x="0.259cm" table:end-y="0.052cm" draw:z-index="95" draw:name="Text Box 5" draw:style-name="gr1" draw:text-style-name="P1" svg:width="0.184cm" svg:height="2.034cm" svg:x="0.075cm" svg:y="0.84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채팅방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CHAT_ROOM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채팅방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9">
          <table:table-cell table:style-name="ce5" office:value-type="float" office:value="1">
            <text:p>1</text:p>
          </table:table-cell>
          <table:table-cell office:value-type="string">
            <text:p>CHAT_ROOM_NO</text:p>
          </table:table-cell>
          <table:table-cell office:value-type="string">
            <text:p>채팅방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table:style-name="ce5" office:value-type="string">
            <text:p>PK</text:p>
          </table:table-cell>
          <table:table-cell table:number-columns-repeated="1016"/>
        </table:table-row>
        <table:table-row table:style-name="ro9">
          <table:table-cell table:style-name="ce5" office:value-type="float" office:value="2">
            <text:p>2</text:p>
          </table:table-cell>
          <table:table-cell office:value-type="string">
            <text:p>CHAT_ROOM_TYPE</text:p>
          </table:table-cell>
          <table:table-cell office:value-type="string">
            <text:p>채팅방타입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9">
          <table:table-cell table:style-name="ce5" office:value-type="float" office:value="3">
            <text:p>3</text:p>
          </table:table-cell>
          <table:table-cell office:value-type="string">
            <text:p>RECENT_MSG</text:p>
          </table:table-cell>
          <table:table-cell office:value-type="string">
            <text:p>최근메세지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5" office:value-type="float" office:value="4">
            <text:p>4</text:p>
          </table:table-cell>
          <table:table-cell office:value-type="string">
            <text:p>CHAT_ROOM_CREATE_DATE</text:p>
          </table:table-cell>
          <table:table-cell office:value-type="string">
            <text:p>방생성일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6">
          <table:table-cell table:style-name="ce2" office:value-type="string">
            <text:p>엔티티 타입명</text:p>
          </table:table-cell>
          <table:table-cell table:style-name="ce6" office:value-type="string">
            <text:p>메시지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  <draw:custom-shape table:end-cell-address="Sheet1.A115" table:end-x="0.259cm" table:end-y="0.063cm" draw:z-index="96" draw:name="Text Box 3" draw:style-name="gr1" draw:text-style-name="P1" svg:width="0.184cm" svg:height="1.527cm" svg:x="0.075cm" svg:y="0.26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5" table:end-x="0.259cm" table:end-y="0.063cm" draw:z-index="97" draw:name="Text Box 4" draw:style-name="gr1" draw:text-style-name="P1" svg:width="0.184cm" svg:height="1.527cm" svg:x="0.075cm" svg:y="0.26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5" table:end-x="0.259cm" table:end-y="0.063cm" draw:z-index="98" draw:name="Text Box 5" draw:style-name="gr1" draw:text-style-name="P1" svg:width="0.184cm" svg:height="1.527cm" svg:x="0.075cm" svg:y="0.26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office:value-type="string">
            <text:p>MESSAG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메시지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MSG_NO</text:p>
          </table:table-cell>
          <table:table-cell office:value-type="string">
            <text:p>메세지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AT_ROOM_NO</text:p>
          </table:table-cell>
          <table:table-cell office:value-type="string">
            <text:p>채팅방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SG_CONTENTS</text:p>
          </table:table-cell>
          <table:table-cell office:value-type="string">
            <text:p>메세지내용</text:p>
          </table:table-cell>
          <table:table-cell table:style-name="ce19"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HAT_SEND_DATE</text:p>
          </table:table-cell>
          <table:table-cell office:value-type="string">
            <text:p>보낸시간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126" table:end-x="0.259cm" table:end-y="0.05cm" draw:z-index="99" draw:name="Text Box 3" draw:style-name="gr1" draw:text-style-name="P1" svg:width="0.184cm" svg:height="1.925cm" svg:x="0.075cm" svg:y="0.95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05cm" draw:z-index="100" draw:name="Text Box 4" draw:style-name="gr1" draw:text-style-name="P1" svg:width="0.184cm" svg:height="1.925cm" svg:x="0.075cm" svg:y="0.95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6" table:end-x="0.259cm" table:end-y="0.05cm" draw:z-index="101" draw:name="Text Box 5" draw:style-name="gr1" draw:text-style-name="P1" svg:width="0.184cm" svg:height="1.925cm" svg:x="0.075cm" svg:y="0.95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로그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LOG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6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로그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LOG_NO</text:p>
          </table:table-cell>
          <table:table-cell office:value-type="string">
            <text:p>로그번호</text:p>
          </table:table-cell>
          <table:table-cell table:style-name="ce14" office:value-type="string">
            <text:p>N/A</text:p>
          </table:table-cell>
          <table:table-cell office:value-type="string">
            <text:p>NUMBER(10)</text:p>
          </table:table-cell>
          <table:table-cell office:value-type="string">
            <text:p>N</text:p>
          </table:table-cell>
          <table:table-cell/>
          <table:table-cell table:style-name="ce14"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LOG_IP</text:p>
          </table:table-cell>
          <table:table-cell office:value-type="string">
            <text:p>로그IP</text:p>
          </table:table-cell>
          <table:table-cell table:style-name="ce14" office:value-type="string">
            <text:p>N/A</text:p>
          </table:table-cell>
          <table:table-cell office:value-type="string">
            <text:p>VARCHAR2(50)</text:p>
          </table:table-cell>
          <table:table-cell office:value-type="string">
            <text:p>Y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OG_CONTENTS</text:p>
          </table:table-cell>
          <table:table-cell office:value-type="string">
            <text:p>로그내용</text:p>
          </table:table-cell>
          <table:table-cell table:style-name="ce14" office:value-type="string">
            <text:p>N/A</text:p>
          </table:table-cell>
          <table:table-cell office:value-type="string">
            <text:p>VARCHAR2(2000)</text:p>
          </table:table-cell>
          <table:table-cell office:value-type="string">
            <text:p>Y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OG_DATE</text:p>
          </table:table-cell>
          <table:table-cell office:value-type="string">
            <text:p>로그시간</text:p>
          </table:table-cell>
          <table:table-cell table:style-name="ce14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 table:style-name="Default"/>
          <table:table-cell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엔티티 타입명</text:p>
          </table:table-cell>
          <table:table-cell table:style-name="ce6" office:value-type="string">
            <text:p>회의실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>
            <text:p>테이블명</text:p>
            <draw:custom-shape table:end-cell-address="Sheet1.A136" table:end-x="0.259cm" table:end-y="0.063cm" draw:z-index="102" draw:name="Text Box 3" draw:style-name="gr1" draw:text-style-name="P1" svg:width="0.184cm" svg:height="1.527cm" svg:x="0.075cm" svg:y="0.26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6" table:end-x="0.259cm" table:end-y="0.063cm" draw:z-index="103" draw:name="Text Box 4" draw:style-name="gr1" draw:text-style-name="P1" svg:width="0.184cm" svg:height="1.527cm" svg:x="0.075cm" svg:y="0.26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6" table:end-x="0.259cm" table:end-y="0.063cm" draw:z-index="104" draw:name="Text Box 5" draw:style-name="gr1" draw:text-style-name="P1" svg:width="0.184cm" svg:height="1.527cm" svg:x="0.075cm" svg:y="0.26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office:value-type="string">
            <text:p>MEETING_ROOM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회의실테이블</text:p>
          </table:table-cell>
          <table:covered-table-cell table:number-columns-repeated="6" table:style-name="ce7"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TNG_ROOM_NO</text:p>
          </table:table-cell>
          <table:table-cell office:value-type="string">
            <text:p>회의실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TNG_ROOM_TYPE</text:p>
          </table:table-cell>
          <table:table-cell office:value-type="string">
            <text:p>회의실종류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TNG_ROOM_NAME</text:p>
          </table:table-cell>
          <table:table-cell office:value-type="string">
            <text:p>회의실이름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6">
          <table:table-cell table:style-name="ce2" office:value-type="string">
            <text:p>엔티티 타입명</text:p>
          </table:table-cell>
          <table:table-cell table:style-name="ce6" office:value-type="string">
            <text:p>예약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  <draw:custom-shape table:end-cell-address="Sheet1.A145" table:end-x="0.259cm" table:end-y="0.063cm" draw:z-index="105" draw:name="Text Box 3" draw:style-name="gr1" draw:text-style-name="P1" svg:width="0.184cm" svg:height="1.526cm" svg:x="0.075cm" svg:y="0.26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45" table:end-x="0.259cm" table:end-y="0.063cm" draw:z-index="106" draw:name="Text Box 4" draw:style-name="gr1" draw:text-style-name="P1" svg:width="0.184cm" svg:height="1.526cm" svg:x="0.075cm" svg:y="0.26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45" table:end-x="0.259cm" table:end-y="0.063cm" draw:z-index="107" draw:name="Text Box 5" draw:style-name="gr1" draw:text-style-name="P1" svg:width="0.184cm" svg:height="1.526cm" svg:x="0.075cm" svg:y="0.26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office:value-type="string">
            <text:p>RESERVATION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예약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SERVE_NO</text:p>
          </table:table-cell>
          <table:table-cell office:value-type="string">
            <text:p>예약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MTNG_ROOM_NO</text:p>
          </table:table-cell>
          <table:table-cell office:value-type="string">
            <text:p>회의실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RESERVE_DATE</text:p>
          </table:table-cell>
          <table:table-cell office:value-type="string">
            <text:p>예약일자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ESERVE_START_DATE</text:p>
          </table:table-cell>
          <table:table-cell office:value-type="string">
            <text:p>시작시간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ESERVE_END_DATE</text:p>
          </table:table-cell>
          <table:table-cell office:value-type="string">
            <text:p>종료시간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SERVE_EXTEND</text:p>
          </table:table-cell>
          <table:table-cell office:value-type="string">
            <text:p>연장여부</text:p>
          </table:table-cell>
          <table:table-cell table:style-name="ce17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158" table:end-x="0.259cm" table:end-y="0.067cm" draw:z-index="108" draw:name="Text Box 3" draw:style-name="gr1" draw:text-style-name="P1" svg:width="0.184cm" svg:height="2.046cm" svg:x="0.075cm" svg:y="0.8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58" table:end-x="0.259cm" table:end-y="0.067cm" draw:z-index="109" draw:name="Text Box 4" draw:style-name="gr1" draw:text-style-name="P1" svg:width="0.184cm" svg:height="2.046cm" svg:x="0.075cm" svg:y="0.8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58" table:end-x="0.259cm" table:end-y="0.067cm" draw:z-index="110" draw:name="Text Box 5" draw:style-name="gr1" draw:text-style-name="P1" svg:width="0.184cm" svg:height="2.046cm" svg:x="0.075cm" svg:y="0.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대여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RENTAL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대여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대여번호</text:p>
          </table:table-cell>
          <table:table-cell office:value-type="string">
            <text:p>RENTAL_NO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사원 번호</text:p>
          </table:table-cell>
          <table:table-cell office:value-type="string">
            <text:p>EMP_NO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차량PK</text:p>
          </table:table-cell>
          <table:table-cell office:value-type="string">
            <text:p>VHCL_CD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비품번호</text:p>
          </table:table-cell>
          <table:table-cell office:value-type="string">
            <text:p>OFC_SPLS_CD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대여수량</text:p>
          </table:table-cell>
          <table:table-cell office:value-type="string">
            <text:p>RENTAL_QTY</text:p>
          </table:table-cell>
          <table:table-cell table:style-name="ce17" office:value-type="string">
            <text:p>N/A</text:p>
          </table:table-cell>
          <table:table-cell office:value-type="string">
            <text:p>NUNBER(3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연장여부</text:p>
          </table:table-cell>
          <table:table-cell office:value-type="string">
            <text:p>RENTAL_EXTEND</text:p>
          </table:table-cell>
          <table:table-cell table:style-name="ce17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대여시각</text:p>
          </table:table-cell>
          <table:table-cell office:value-type="string">
            <text:p>RENTAL_DATE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반납시각</text:p>
          </table:table-cell>
          <table:table-cell office:value-type="string">
            <text:p>RENTAL_RETURN_DATE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171" table:end-x="0.259cm" table:end-y="0.344cm" draw:z-index="111" draw:name="Text Box 3" draw:style-name="gr1" draw:text-style-name="P1" svg:width="0.184cm" svg:height="1.829cm" svg:x="0.075cm" svg:y="0.79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71" table:end-x="0.259cm" table:end-y="0.344cm" draw:z-index="112" draw:name="Text Box 4" draw:style-name="gr1" draw:text-style-name="P1" svg:width="0.184cm" svg:height="1.829cm" svg:x="0.075cm" svg:y="0.79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71" table:end-x="0.259cm" table:end-y="0.344cm" draw:z-index="113" draw:name="Text Box 5" draw:style-name="gr1" draw:text-style-name="P1" svg:width="0.184cm" svg:height="1.829cm" svg:x="0.075cm" svg:y="0.79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차량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2">
          <table:table-cell table:style-name="ce2" office:value-type="string">
            <text:p>테이블명</text:p>
          </table:table-cell>
          <table:table-cell table:style-name="ce10" office:value-type="string">
            <text:p>VEHICL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차량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VHCL_CD</text:p>
          </table:table-cell>
          <table:table-cell office:value-type="string">
            <text:p>차량코드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VHCL_TYPE</text:p>
          </table:table-cell>
          <table:table-cell office:value-type="string">
            <text:p>차종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VHCL_SN</text:p>
          </table:table-cell>
          <table:table-cell office:value-type="string">
            <text:p>차량번호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181" table:end-x="0.259cm" table:end-y="0.037cm" draw:z-index="114" draw:name="Text Box 3" draw:style-name="gr1" draw:text-style-name="P1" svg:width="0.184cm" svg:height="2.047cm" svg:x="0.075cm" svg:y="0.8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1" table:end-x="0.259cm" table:end-y="0.037cm" draw:z-index="115" draw:name="Text Box 4" draw:style-name="gr1" draw:text-style-name="P1" svg:width="0.184cm" svg:height="2.047cm" svg:x="0.075cm" svg:y="0.8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1" table:end-x="0.259cm" table:end-y="0.037cm" draw:z-index="116" draw:name="Text Box 5" draw:style-name="gr1" draw:text-style-name="P1" svg:width="0.184cm" svg:height="2.047cm" svg:x="0.075cm" svg:y="0.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비품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OFFICE_SUPPLIES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비품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2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OFC_SPLS_CD</text:p>
          </table:table-cell>
          <table:table-cell office:value-type="string">
            <text:p>비품코드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table:style-name="ce5" office:value-type="float" office:value="2">
            <text:p>2</text:p>
          </table:table-cell>
          <table:table-cell office:value-type="string">
            <text:p>OFC_SPLS_NAME</text:p>
          </table:table-cell>
          <table:table-cell office:value-type="string">
            <text:p>비품명</text:p>
          </table:table-cell>
          <table:table-cell table:style-name="ce17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189" table:end-x="0.259cm" table:end-y="0.038cm" draw:z-index="117" draw:name="Text Box 3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9" table:end-x="0.259cm" table:end-y="0.038cm" draw:z-index="118" draw:name="Text Box 4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89" table:end-x="0.259cm" table:end-y="0.038cm" draw:z-index="119" draw:name="Text Box 5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일정 <text:s/>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SCHEDUL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2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일정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CH_NO</text:p>
          </table:table-cell>
          <table:table-cell office:value-type="string">
            <text:p>일정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DEPT_NO</text:p>
          </table:table-cell>
          <table:table-cell office:value-type="string">
            <text:p>부서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SCH_TYPE_NO</text:p>
          </table:table-cell>
          <table:table-cell office:value-type="string">
            <text:p>일정유형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SCH_TITLE</text:p>
          </table:table-cell>
          <table:table-cell office:value-type="string">
            <text:p>일정제목</text:p>
          </table:table-cell>
          <table:table-cell table:style-name="ce17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SCH_START_DATE</text:p>
          </table:table-cell>
          <table:table-cell office:value-type="string">
            <text:p>시작일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CH_END_DATE</text:p>
          </table:table-cell>
          <table:table-cell office:value-type="string">
            <text:p>종료일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SCH_COMMENT</text:p>
          </table:table-cell>
          <table:table-cell office:value-type="string">
            <text:p>부가설명</text:p>
          </table:table-cell>
          <table:table-cell table:style-name="ce17" office:value-type="string">
            <text:p>N/A</text:p>
          </table:table-cell>
          <table:table-cell office:value-type="string">
            <text:p>VARCHAR2(1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SCH_FONT_COLOR</text:p>
          </table:table-cell>
          <table:table-cell office:value-type="string">
            <text:p>글자색상</text:p>
          </table:table-cell>
          <table:table-cell table:style-name="ce17" office:value-type="string">
            <text:p>N/A</text:p>
          </table:table-cell>
          <table:table-cell office:value-type="string">
            <text:p>VARCHAR2(3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SCH_BG_COLOR</text:p>
          </table:table-cell>
          <table:table-cell office:value-type="string">
            <text:p>배경색상</text:p>
          </table:table-cell>
          <table:table-cell table:style-name="ce17" office:value-type="string">
            <text:p>N/A</text:p>
          </table:table-cell>
          <table:table-cell office:value-type="string">
            <text:p>VARCHAR2(3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CH_ALRAM</text:p>
          </table:table-cell>
          <table:table-cell office:value-type="string">
            <text:p>알림시간</text:p>
          </table:table-cell>
          <table:table-cell table:style-name="ce17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206" table:end-x="0.259cm" table:end-y="0.038cm" draw:z-index="120" draw:name="Text Box 3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06" table:end-x="0.259cm" table:end-y="0.038cm" draw:z-index="121" draw:name="Text Box 4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06" table:end-x="0.259cm" table:end-y="0.038cm" draw:z-index="122" draw:name="Text Box 5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일정유형 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2">
          <table:table-cell table:style-name="ce2" office:value-type="string">
            <text:p>테이블명</text:p>
          </table:table-cell>
          <table:table-cell table:style-name="ce10" office:value-type="string">
            <text:p>SCH_TYP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일정유형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CH_TYPE_NO</text:p>
          </table:table-cell>
          <table:table-cell office:value-type="string">
            <text:p>일정유형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table:number-columns-repeated="2"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CH_TYPE_NAME</text:p>
          </table:table-cell>
          <table:table-cell office:value-type="string">
            <text:p>일정유형이름</text:p>
          </table:table-cell>
          <table:table-cell table:style-name="ce17" office:value-type="string">
            <text:p>N/A</text:p>
          </table:table-cell>
          <table:table-cell office:value-type="string">
            <text:p>VARCHAR2(500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214" table:end-x="0.259cm" table:end-y="0.038cm" draw:z-index="123" draw:name="Text Box 3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14" table:end-x="0.259cm" table:end-y="0.038cm" draw:z-index="124" draw:name="Text Box 4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14" table:end-x="0.259cm" table:end-y="0.038cm" draw:z-index="125" draw:name="Text Box 5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일정그룹상세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SCH_GROUP_DETAIL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2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일정그룹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CH_GROUP_DETAIL_NO</text:p>
          </table:table-cell>
          <table:table-cell office:value-type="string">
            <text:p>일정그룹상세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SCH_GROUP_NO</text:p>
          </table:table-cell>
          <table:table-cell office:value-type="string">
            <text:p>일정그룹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CH_NO</text:p>
          </table:table-cell>
          <table:table-cell office:value-type="string">
            <text:p>일정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223" table:end-x="0.259cm" table:end-y="0.047cm" draw:z-index="126" draw:name="Text Box 3" draw:style-name="gr1" draw:text-style-name="P1" svg:width="0.184cm" svg:height="2.028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23" table:end-x="0.259cm" table:end-y="0.047cm" draw:z-index="127" draw:name="Text Box 4" draw:style-name="gr1" draw:text-style-name="P1" svg:width="0.184cm" svg:height="2.028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23" table:end-x="0.259cm" table:end-y="0.047cm" draw:z-index="128" draw:name="Text Box 5" draw:style-name="gr1" draw:text-style-name="P1" svg:width="0.184cm" svg:height="2.028cm" svg:x="0.075cm" svg:y="0.84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일정그룹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SCH_GROUP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일정그룹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H_GROUP_NO</text:p>
          </table:table-cell>
          <table:table-cell office:value-type="string">
            <text:p>일정그룹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CH_TYPE_NO</text:p>
          </table:table-cell>
          <table:table-cell office:value-type="string">
            <text:p>일정유형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SCH_LIST_NAME</text:p>
          </table:table-cell>
          <table:table-cell office:value-type="string">
            <text:p>그룹명</text:p>
          </table:table-cell>
          <table:table-cell table:style-name="ce17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233" table:end-x="0.259cm" table:end-y="0.038cm" draw:z-index="129" draw:name="Text Box 3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33" table:end-x="0.259cm" table:end-y="0.038cm" draw:z-index="130" draw:name="Text Box 4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33" table:end-x="0.259cm" table:end-y="0.038cm" draw:z-index="131" draw:name="Text Box 5" draw:style-name="gr1" draw:text-style-name="P1" svg:width="0.184cm" svg:height="2.046cm" svg:x="0.075cm" svg:y="0.85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주소록그룹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ADDRESS_BOOK_GRP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주소록그룹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2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DBK_GRP_NO</text:p>
          </table:table-cell>
          <table:table-cell office:value-type="string">
            <text:p>주소록그룹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ADBK_NAME</text:p>
          </table:table-cell>
          <table:table-cell office:value-type="string">
            <text:p>주소록명</text:p>
          </table:table-cell>
          <table:table-cell table:style-name="ce17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IS_BOOKMARK</text:p>
          </table:table-cell>
          <table:table-cell office:value-type="string">
            <text:p>즐겨찾기여부</text:p>
          </table:table-cell>
          <table:table-cell table:style-name="ce17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N'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243" table:end-x="0.259cm" table:end-y="0.048cm" draw:z-index="132" draw:name="Text Box 3" draw:style-name="gr1" draw:text-style-name="P1" svg:width="0.184cm" svg:height="2.028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43" table:end-x="0.259cm" table:end-y="0.048cm" draw:z-index="133" draw:name="Text Box 4" draw:style-name="gr1" draw:text-style-name="P1" svg:width="0.184cm" svg:height="2.028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43" table:end-x="0.259cm" table:end-y="0.048cm" draw:z-index="134" draw:name="Text Box 5" draw:style-name="gr1" draw:text-style-name="P1" svg:width="0.184cm" svg:height="2.028cm" svg:x="0.075cm" svg:y="0.84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주소록그룹인원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ADDRESS_BOOK_GRP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주소록그룹인원 <text:s/>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GRP_PR_NO</text:p>
          </table:table-cell>
          <table:table-cell office:value-type="string">
            <text:p>그룹인원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ADBK_GRP_NO</text:p>
          </table:table-cell>
          <table:table-cell office:value-type="string">
            <text:p>주소록그룹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PR_NO</text:p>
          </table:table-cell>
          <table:table-cell office:value-type="string">
            <text:p>인원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PR_TYPE</text:p>
          </table:table-cell>
          <table:table-cell office:value-type="string">
            <text:p>인원유형</text:p>
          </table:table-cell>
          <table:table-cell table:style-name="ce17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  <draw:custom-shape table:end-cell-address="Sheet1.A253" table:end-x="0.259cm" table:end-y="0.047cm" draw:z-index="135" draw:name="Text Box 3" draw:style-name="gr1" draw:text-style-name="P1" svg:width="0.184cm" svg:height="2.027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53" table:end-x="0.259cm" table:end-y="0.047cm" draw:z-index="136" draw:name="Text Box 4" draw:style-name="gr1" draw:text-style-name="P1" svg:width="0.184cm" svg:height="2.027cm" svg:x="0.075cm" svg:y="0.84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53" table:end-x="0.259cm" table:end-y="0.047cm" draw:z-index="137" draw:name="Text Box 5" draw:style-name="gr1" draw:text-style-name="P1" svg:width="0.184cm" svg:height="2.027cm" svg:x="0.075cm" svg:y="0.84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외부인원주소록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ADDRESSBOOK_OTSD_PR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외부인원 주소록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DBK_OTSD_NO</text:p>
          </table:table-cell>
          <table:table-cell office:value-type="string">
            <text:p>주소록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7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TSD_NAME</text:p>
          </table:table-cell>
          <table:table-cell office:value-type="string">
            <text:p>이름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TSD_COMPANY</text:p>
          </table:table-cell>
          <table:table-cell office:value-type="string">
            <text:p>회사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OTSD_DEPT</text:p>
          </table:table-cell>
          <table:table-cell office:value-type="string">
            <text:p>부서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OTSD_POSITION</text:p>
          </table:table-cell>
          <table:table-cell office:value-type="string">
            <text:p>직위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OTSD_EMAIL</text:p>
          </table:table-cell>
          <table:table-cell office:value-type="string">
            <text:p>이메일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OTSD_PHONE</text:p>
          </table:table-cell>
          <table:table-cell office:value-type="string">
            <text:p>휴대폰번호</text:p>
          </table:table-cell>
          <table:table-cell table:style-name="ce17"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OTSD_MEMO</text:p>
          </table:table-cell>
          <table:table-cell office:value-type="string">
            <text:p>메모</text:p>
          </table:table-cell>
          <table:table-cell table:style-name="ce17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근태현황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0">
          <table:table-cell table:style-name="ce2" office:value-type="string">
            <text:p>테이블명</text:p>
          </table:table-cell>
          <table:table-cell table:style-name="ce11" office:value-type="string">
            <text:p>DCLZ_STATUS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근태현황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DCLZ_NO</text:p>
          </table:table-cell>
          <table:table-cell office:value-type="string">
            <text:p>근태번호</text:p>
          </table:table-cell>
          <table:table-cell/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/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TTEND_DATE</text:p>
          </table:table-cell>
          <table:table-cell office:value-type="string">
            <text:p>출근시간</text:p>
          </table:table-cell>
          <table:table-cell/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LVFFC_DATE</text:p>
          </table:table-cell>
          <table:table-cell office:value-type="string">
            <text:p>퇴근시간</text:p>
          </table:table-cell>
          <table:table-cell/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WORKING_DAY</text:p>
          </table:table-cell>
          <table:table-cell office:value-type="string">
            <text:p>근무일자</text:p>
          </table:table-cell>
          <table:table-cell/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EXTND_WORKING_HOURS</text:p>
          </table:table-cell>
          <table:table-cell office:value-type="string">
            <text:p>근무연장시간</text:p>
          </table:table-cell>
          <table:table-cell/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REASON</text:p>
          </table:table-cell>
          <table:table-cell office:value-type="string">
            <text:p>사유</text:p>
          </table:table-cell>
          <table:table-cell/>
          <table:table-cell office:value-type="string">
            <text:p>VARCHAR2(1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WORK_STATUS</text:p>
          </table:table-cell>
          <table:table-cell office:value-type="string">
            <text:p>근무상태</text:p>
          </table:table-cell>
          <table:table-cell/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결근'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사원옵션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0">
          <table:table-cell table:style-name="ce2" office:value-type="string">
            <text:p>테이블명</text:p>
          </table:table-cell>
          <table:table-cell table:style-name="ce11" office:value-type="string">
            <text:p>EMP_OPTION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옵션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OPT_NO</text:p>
          </table:table-cell>
          <table:table-cell office:value-type="string">
            <text:p>옵션번호</text:p>
          </table:table-cell>
          <table:table-cell/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/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OPT_TYPE</text:p>
          </table:table-cell>
          <table:table-cell office:value-type="string">
            <text:p>옵션타입</text:p>
          </table:table-cell>
          <table:table-cell/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OPT_CONTENTS</text:p>
          </table:table-cell>
          <table:table-cell office:value-type="string">
            <text:p>옵션</text:p>
          </table:table-cell>
          <table:table-cell/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OPT_DATE</text:p>
          </table:table-cell>
          <table:table-cell office:value-type="string">
            <text:p>수정일자</text:p>
          </table:table-cell>
          <table:table-cell/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사원권한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0">
          <table:table-cell table:style-name="ce2" office:value-type="string">
            <text:p>테이블명</text:p>
          </table:table-cell>
          <table:table-cell table:style-name="ce11" office:value-type="string">
            <text:p>EMP_AUTH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권한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UTH_NO</text:p>
          </table:table-cell>
          <table:table-cell office:value-type="string">
            <text:p>권한번호</text:p>
          </table:table-cell>
          <table:table-cell/>
          <table:table-cell office:value-type="string">
            <text:p>NUMBER(8)</text:p>
          </table:table-cell>
          <table:table-cell table:number-columns-repeated="2"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/>
          <table:table-cell office:value-type="string">
            <text:p>NUMBER(8)</text:p>
          </table:table-cell>
          <table:table-cell table:number-columns-repeated="2"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UTH_NAME</text:p>
          </table:table-cell>
          <table:table-cell office:value-type="string">
            <text:p>권한명</text:p>
          </table:table-cell>
          <table:table-cell table:style-name="Default"/>
          <table:table-cell office:value-type="string">
            <text:p>VARCHAR2(30)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메일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0">
          <table:table-cell table:style-name="ce2" office:value-type="string">
            <text:p>테이블명</text:p>
          </table:table-cell>
          <table:table-cell table:style-name="ce11" office:value-type="string">
            <text:p>MAIL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메일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MAIL_NO</text:p>
          </table:table-cell>
          <table:table-cell office:value-type="string">
            <text:p>메일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MAIL_SUB</text:p>
          </table:table-cell>
          <table:table-cell office:value-type="string">
            <text:p>제목</text:p>
          </table:table-cell>
          <table:table-cell table:style-name="ce19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AIL_CONTENTS</text:p>
          </table:table-cell>
          <table:table-cell office:value-type="string">
            <text:p>내용</text:p>
          </table:table-cell>
          <table:table-cell table:style-name="ce19"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IS_IMPORTANT</text:p>
          </table:table-cell>
          <table:table-cell office:value-type="string">
            <text:p>발신자중요메일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IS_DELETED</text:p>
          </table:table-cell>
          <table:table-cell office:value-type="string">
            <text:p>메일삭제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N'</text:p>
          </table:table-cell>
          <table:table-cell table:number-columns-repeated="1017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MAIL_STATUS</text:p>
          </table:table-cell>
          <table:table-cell office:value-type="string">
            <text:p>메일상태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MAIL_SEND_DATE</text:p>
          </table:table-cell>
          <table:table-cell office:value-type="string">
            <text:p>전송일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메일수신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0">
          <table:table-cell table:style-name="ce2" office:value-type="string">
            <text:p>테이블명</text:p>
          </table:table-cell>
          <table:table-cell table:style-name="ce11" office:value-type="string">
            <text:p>MAIL_RECEPTION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메일수신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MAIL_RECP_NO</text:p>
          </table:table-cell>
          <table:table-cell office:value-type="string">
            <text:p>메일수신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S_READ</text:p>
          </table:table-cell>
          <table:table-cell office:value-type="string">
            <text:p>수신자읽음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S_IMPORTANT</text:p>
          </table:table-cell>
          <table:table-cell office:value-type="string">
            <text:p>수신자중요메일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RECP_TYPE</text:p>
          </table:table-cell>
          <table:table-cell office:value-type="string">
            <text:p>수신타입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IS_DELETED</text:p>
          </table:table-cell>
          <table:table-cell office:value-type="string">
            <text:p>메일삭제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N'</text:p>
          </table:table-cell>
          <table:table-cell table:number-columns-repeated="1017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IS_RESERVATION</text:p>
          </table:table-cell>
          <table:table-cell office:value-type="string">
            <text:p>예약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N'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기안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0">
          <table:table-cell table:style-name="ce2" office:value-type="string">
            <text:p>테이블명</text:p>
          </table:table-cell>
          <table:table-cell table:style-name="ce11" office:value-type="string">
            <text:p>APRVL_DOC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기안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PRVL_DOC_NO</text:p>
          </table:table-cell>
          <table:table-cell office:value-type="string">
            <text:p>기안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PRVL_DOC_TITLE</text:p>
          </table:table-cell>
          <table:table-cell office:value-type="string">
            <text:p>제목</text:p>
          </table:table-cell>
          <table:table-cell table:style-name="ce19"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PRVL_DOC_CONTENTS</text:p>
          </table:table-cell>
          <table:table-cell office:value-type="string">
            <text:p>내용</text:p>
          </table:table-cell>
          <table:table-cell table:style-name="ce19" office:value-type="string">
            <text:p>N/A</text:p>
          </table:table-cell>
          <table:table-cell office:value-type="string">
            <text:p>CLOB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PRVL_DOC_MEMO</text:p>
          </table:table-cell>
          <table:table-cell office:value-type="string">
            <text:p>메모</text:p>
          </table:table-cell>
          <table:table-cell table:style-name="ce19" office:value-type="string">
            <text:p>N/A</text:p>
          </table:table-cell>
          <table:table-cell office:value-type="string">
            <text:p>VARCHAR2(2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APRVL_DOC_STATUS</text:p>
          </table:table-cell>
          <table:table-cell office:value-type="string">
            <text:p>진행상태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IMPORTANT</text:p>
          </table:table-cell>
          <table:table-cell office:value-type="string">
            <text:p>중요도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IS_EMERGENCY</text:p>
          </table:table-cell>
          <table:table-cell office:value-type="string">
            <text:p>긴급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UBMIT_DATE</text:p>
          </table:table-cell>
          <table:table-cell office:value-type="string">
            <text:p>상신날짜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CLOSING_DATE</text:p>
          </table:table-cell>
          <table:table-cell office:value-type="string">
            <text:p>마감날짜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결재선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0">
          <table:table-cell table:style-name="ce2" office:value-type="string">
            <text:p>테이블명</text:p>
          </table:table-cell>
          <table:table-cell table:style-name="ce11" office:value-type="string">
            <text:p>APPROVAL_LINE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결재선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PRVL_LINE_NO</text:p>
          </table:table-cell>
          <table:table-cell office:value-type="string">
            <text:p>결재선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PRVL_DOC_NO</text:p>
          </table:table-cell>
          <table:table-cell office:value-type="string">
            <text:p>기안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PRVL_TURN</text:p>
          </table:table-cell>
          <table:table-cell office:value-type="string">
            <text:p>결재순번</text:p>
          </table:table-cell>
          <table:table-cell table:style-name="ce19" office:value-type="string">
            <text:p>N/A</text:p>
          </table:table-cell>
          <table:table-cell office:value-type="string">
            <text:p>NUMBER(3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PRVL_DATE</text:p>
          </table:table-cell>
          <table:table-cell office:value-type="string">
            <text:p>결재일</text:p>
          </table:table-cell>
          <table:table-cell table:style-name="ce19"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APRVL_STATUS</text:p>
          </table:table-cell>
          <table:table-cell office:value-type="string">
            <text:p>결재상태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REJECT_RSN</text:p>
          </table:table-cell>
          <table:table-cell office:value-type="string">
            <text:p>반려사유</text:p>
          </table:table-cell>
          <table:table-cell table:style-name="ce19"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결재참조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1">
          <table:table-cell table:style-name="ce2" office:value-type="string">
            <text:p>테이블명</text:p>
          </table:table-cell>
          <table:table-cell table:style-name="ce11" office:value-type="string">
            <text:p>APPROVAL_REFERENCES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결재참조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PRVL_REF_NO</text:p>
          </table:table-cell>
          <table:table-cell office:value-type="string">
            <text:p>결재참조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office:value-type="string">
            <text:p>N/A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PRVL_DOC_NO</text:p>
          </table:table-cell>
          <table:table-cell office:value-type="string">
            <text:p>기안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table:style-name="ce19"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PRVL_CHECKED</text:p>
          </table:table-cell>
          <table:table-cell office:value-type="string">
            <text:p>결재확인여부</text:p>
          </table:table-cell>
          <table:table-cell table:style-name="ce19"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table:number-columns-repeated="1023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결재선즐겨찾기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1">
          <table:table-cell table:style-name="ce2" office:value-type="string">
            <text:p>테이블명</text:p>
          </table:table-cell>
          <table:table-cell table:style-name="ce11" office:value-type="string">
            <text:p>APPROVAL_LINE_BOOKMARK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결재참조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PRVL_LINE_BKMK_NO</text:p>
          </table:table-cell>
          <table:table-cell office:value-type="string">
            <text:p>결재선즐겨찾기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table:number-columns-repeated="2"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PRVL_LINE_BKMK_NAME</text:p>
          </table:table-cell>
          <table:table-cell office:value-type="string">
            <text:p>결재선즐겨찾기명</text:p>
          </table:table-cell>
          <table:table-cell office:value-type="string">
            <text:p>N/A</text:p>
          </table:table-cell>
          <table:table-cell office:value-type="string">
            <text:p>VARCHAR2(500)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PRVL_EMP_NO</text:p>
          </table:table-cell>
          <table:table-cell office:value-type="string">
            <text:p>즐겨찾기 결재선 사원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문서양식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2">
          <table:table-cell table:style-name="ce2" office:value-type="string">
            <text:p>테이블명</text:p>
          </table:table-cell>
          <table:table-cell table:style-name="ce10" office:value-type="string">
            <text:p><text:span text:style-name="T1">DOC_FORM</text:span>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문서양식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OC_FRM_NO</text:p>
          </table:table-cell>
          <table:table-cell office:value-type="string">
            <text:p>양식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DOC_FRM_NAME</text:p>
          </table:table-cell>
          <table:table-cell office:value-type="string">
            <text:p>양식명</text:p>
          </table:table-cell>
          <table:table-cell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DOC_FRM_CONTENTS</text:p>
          </table:table-cell>
          <table:table-cell office:value-type="string">
            <text:p>양식내용</text:p>
          </table:table-cell>
          <table:table-cell office:value-type="string">
            <text:p>N/A</text:p>
          </table:table-cell>
          <table:table-cell office:value-type="string">
            <text:p>CLOB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OC_FRM_TYPE</text:p>
          </table:table-cell>
          <table:table-cell office:value-type="string">
            <text:p>양식분류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메모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2">
          <table:table-cell table:style-name="ce2" office:value-type="string">
            <text:p>테이블명</text:p>
          </table:table-cell>
          <table:table-cell table:style-name="ce10" office:value-type="string">
            <text:p><text:span text:style-name="T1">MEMO</text:span>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할 일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EMO_NO</text:p>
          </table:table-cell>
          <table:table-cell office:value-type="string">
            <text:p>메모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MEMO_TITLE</text:p>
          </table:table-cell>
          <table:table-cell office:value-type="string">
            <text:p>메모제목</text:p>
          </table:table-cell>
          <table:table-cell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EMO_CONTENTS</text:p>
          </table:table-cell>
          <table:table-cell office:value-type="string">
            <text:p>메모내용</text:p>
          </table:table-cell>
          <table:table-cell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IS_IMPORTANT_MEMO</text:p>
          </table:table-cell>
          <table:table-cell office:value-type="string">
            <text:p>중요메모여부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S_DELETED_MEMO</text:p>
          </table:table-cell>
          <table:table-cell office:value-type="string">
            <text:p>삭제메모여부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할일리스트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2">
          <table:table-cell table:style-name="ce2" office:value-type="string">
            <text:p>테이블명</text:p>
          </table:table-cell>
          <table:table-cell table:style-name="ce10" office:value-type="string">
            <text:p><text:span text:style-name="T1">TODO_LIST</text:span>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<text:span text:style-name="T2">할일리스트 테이블</text:span>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DO_NO</text:p>
          </table:table-cell>
          <table:table-cell office:value-type="string">
            <text:p>할일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MO_NO</text:p>
          </table:table-cell>
          <table:table-cell office:value-type="string">
            <text:p>메모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ODO_CONTENT</text:p>
          </table:table-cell>
          <table:table-cell office:value-type="string">
            <text:p>할일내용</text:p>
          </table:table-cell>
          <table:table-cell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IS_ACHIEVEMENT</text:p>
          </table:table-cell>
          <table:table-cell office:value-type="string">
            <text:p>달성여부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프로젝트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2">
          <table:table-cell table:style-name="ce2" office:value-type="string">
            <text:p>테이블명</text:p>
          </table:table-cell>
          <table:table-cell table:style-name="ce10" office:value-type="string">
            <text:p><text:span text:style-name="T1">PROJECT</text:span>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프로젝트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프로젝트 번호</text:p>
          </table:table-cell>
          <table:table-cell office:value-type="string">
            <text:p>PROJ_NO</text:p>
          </table:table-cell>
          <table:table-cell office:value-type="string">
            <text:p>N/A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프로젝트제목</text:p>
          </table:table-cell>
          <table:table-cell office:value-type="string">
            <text:p>PROJ_TITLE</text:p>
          </table:table-cell>
          <table:table-cell office:value-type="string">
            <text:p>N/A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사원번호</text:p>
          </table:table-cell>
          <table:table-cell office:value-type="string">
            <text:p>EMP_NO</text:p>
          </table:table-cell>
          <table:table-cell office:value-type="string">
            <text:p>N/A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프로젝트시작일</text:p>
          </table:table-cell>
          <table:table-cell office:value-type="string">
            <text:p>PROJ_START_DATE</text:p>
          </table:table-cell>
          <table:table-cell office:value-type="string">
            <text:p>N/A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프로젝트종료일</text:p>
          </table:table-cell>
          <table:table-cell office:value-type="string">
            <text:p>PROJ_END_DATE</text:p>
          </table:table-cell>
          <table:table-cell office:value-type="string">
            <text:p>N/A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프로젝트상태</text:p>
          </table:table-cell>
          <table:table-cell office:value-type="string">
            <text:p>PROJ_STATUS</text:p>
          </table:table-cell>
          <table:table-cell office:value-type="string">
            <text:p>N/A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프로젝트설명</text:p>
          </table:table-cell>
          <table:table-cell office:value-type="string">
            <text:p>PROJ_DESC</text:p>
          </table:table-cell>
          <table:table-cell office:value-type="string">
            <text:p>N/A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참여자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12">
          <table:table-cell table:style-name="ce2" office:value-type="string">
            <text:p>테이블명</text:p>
          </table:table-cell>
          <table:table-cell table:style-name="ce10" office:value-type="string">
            <text:p><text:span text:style-name="T1">PARTICIPANT</text:span></text:p>
            <text:p/>
            <text:p/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<text:span text:style-name="T2">참여자테이블</text:span>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RTCP_NO</text:p>
          </table:table-cell>
          <table:table-cell office:value-type="string">
            <text:p>참여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PROJ_NO</text:p>
          </table:table-cell>
          <table:table-cell office:value-type="string">
            <text:p>프로젝트 번호</text:p>
          </table:table-cell>
          <table:table-cell office:value-type="string">
            <text:p>N/A</text:p>
          </table:table-cell>
          <table:table-cell office:value-type="string">
            <text:p>NUMEB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일감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TASK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일감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ASK_NO</text:p>
          </table:table-cell>
          <table:table-cell office:value-type="string">
            <text:p>업무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ROJ_NO</text:p>
          </table:table-cell>
          <table:table-cell office:value-type="string">
            <text:p>프로젝트 번호</text:p>
          </table:table-cell>
          <table:table-cell office:value-type="string">
            <text:p>N/A</text:p>
          </table:table-cell>
          <table:table-cell office:value-type="string">
            <text:p>NUMEB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RESP_EMP</text:p>
          </table:table-cell>
          <table:table-cell office:value-type="string">
            <text:p>작성자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PROGRESS</text:p>
          </table:table-cell>
          <table:table-cell office:value-type="string">
            <text:p>진행율</text:p>
          </table:table-cell>
          <table:table-cell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IMPORTANCE</text:p>
          </table:table-cell>
          <table:table-cell office:value-type="string">
            <text:p>중요도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PRIORITY</text:p>
          </table:table-cell>
          <table:table-cell office:value-type="string">
            <text:p>우선순위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TASK_CREATE_DATE</text:p>
          </table:table-cell>
          <table:table-cell office:value-type="string">
            <text:p>업무생성일자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TASK_FIRST_UPDATE_DATE</text:p>
          </table:table-cell>
          <table:table-cell office:value-type="string">
            <text:p>업무 실제 시작일자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TASK_LAST_UPDATE_DATE</text:p>
          </table:table-cell>
          <table:table-cell office:value-type="string">
            <text:p>마지막수정일자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TASK_START_DATE</text:p>
          </table:table-cell>
          <table:table-cell office:value-type="string">
            <text:p>업무 시작 예상 일자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TASK_END_DATE</text:p>
          </table:table-cell>
          <table:table-cell office:value-type="string">
            <text:p>업무 마감 예상 일자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일일업무일지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DAILY_TASK_DIARY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일일업무일지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AILY_TASK_NO</text:p>
          </table:table-cell>
          <table:table-cell office:value-type="string">
            <text:p>일일업무일지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ROJ_NO</text:p>
          </table:table-cell>
          <table:table-cell office:value-type="string">
            <text:p>프로젝트 번호</text:p>
          </table:table-cell>
          <table:table-cell office:value-type="string">
            <text:p>N/A</text:p>
          </table:table-cell>
          <table:table-cell office:value-type="string">
            <text:p>NUMEB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AILY_TASK_TITLE</text:p>
          </table:table-cell>
          <table:table-cell office:value-type="string">
            <text:p>일일업무일지제목</text:p>
          </table:table-cell>
          <table:table-cell office:value-type="string">
            <text:p>N/A</text:p>
          </table:table-cell>
          <table:table-cell office:value-type="string">
            <text:p>VARCHAR2(5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AILY_TASK_CONTENT</text:p>
          </table:table-cell>
          <table:table-cell office:value-type="string">
            <text:p>일일업무일지내용</text:p>
          </table:table-cell>
          <table:table-cell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DAILY_TASK_DATE</text:p>
          </table:table-cell>
          <table:table-cell office:value-type="string">
            <text:p>일일업무일지작성일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주간업무일지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WEEK_TASK_DIARY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주간업무일지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EEK_TASK_NO</text:p>
          </table:table-cell>
          <table:table-cell office:value-type="string">
            <text:p>주간업무일지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ROJ_NO</text:p>
          </table:table-cell>
          <table:table-cell office:value-type="string">
            <text:p>프로젝트 번호</text:p>
          </table:table-cell>
          <table:table-cell office:value-type="string">
            <text:p>N/A</text:p>
          </table:table-cell>
          <table:table-cell office:value-type="string">
            <text:p>NUMEB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WEEK_TASK_TITLE</text:p>
          </table:table-cell>
          <table:table-cell office:value-type="string">
            <text:p>주간업무일지제목</text:p>
          </table:table-cell>
          <table:table-cell office:value-type="string">
            <text:p>N/A</text:p>
          </table:table-cell>
          <table:table-cell office:value-type="string">
            <text:p>VARCHAR2(5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WEEK_TASK_CONTENT</text:p>
          </table:table-cell>
          <table:table-cell office:value-type="string">
            <text:p>주간업무일지내용</text:p>
          </table:table-cell>
          <table:table-cell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WEEK_TASK_DATE</text:p>
          </table:table-cell>
          <table:table-cell office:value-type="string">
            <text:p>주간업무일지작성일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일감(업무)댓글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TASK_COMMENT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일감(업무)댓글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ASK_CMNT_NO</text:p>
          </table:table-cell>
          <table:table-cell office:value-type="string">
            <text:p>업무댓글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ASK_NO</text:p>
          </table:table-cell>
          <table:table-cell office:value-type="string">
            <text:p>업무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MNT_WRITER</text:p>
          </table:table-cell>
          <table:table-cell office:value-type="string">
            <text:p>댓글작성자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MNT_CONTENT</text:p>
          </table:table-cell>
          <table:table-cell office:value-type="string">
            <text:p>댓글내용</text:p>
          </table:table-cell>
          <table:table-cell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MNT_DATE</text:p>
          </table:table-cell>
          <table:table-cell office:value-type="string">
            <text:p>작성일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폴더파일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FOLDER_FIL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폴더파일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ILE_NO</text:p>
          </table:table-cell>
          <table:table-cell office:value-type="string">
            <text:p>파일번호</text:p>
          </table:table-cell>
          <table:table-cell office:value-type="string">
            <text:p>N/A</text:p>
          </table:table-cell>
          <table:table-cell office:value-type="string">
            <text:p>NUMBER(10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LDR_NO</text:p>
          </table:table-cell>
          <table:table-cell office:value-type="string">
            <text:p>폴더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폴더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FOLDER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폴더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LDR_NO</text:p>
          </table:table-cell>
          <table:table-cell office:value-type="string">
            <text:p>폴더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LDR_NO2</text:p>
          </table:table-cell>
          <table:table-cell office:value-type="string">
            <text:p>상위폴더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FLDR_NAME</text:p>
          </table:table-cell>
          <table:table-cell office:value-type="string">
            <text:p>폴더명</text:p>
          </table:table-cell>
          <table:table-cell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office:value-type="string">
            <text:p>'/'</text:p>
          </table:table-cell>
          <table:table-cell table:number-columns-repeated="101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LDR_PATH</text:p>
          </table:table-cell>
          <table:table-cell office:value-type="string">
            <text:p>폴더경로</text:p>
          </table:table-cell>
          <table:table-cell office:value-type="string">
            <text:p>N/A</text:p>
          </table:table-cell>
          <table:table-cell office:value-type="string">
            <text:p>VARCVHAR2(5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FLDR_TYPE</text:p>
          </table:table-cell>
          <table:table-cell office:value-type="string">
            <text:p>폴더타입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FLDR_CREATE_DATE</text:p>
          </table:table-cell>
          <table:table-cell office:value-type="string">
            <text:p>폴더생성일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N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FLDR_UPDATE_DATE</text:p>
          </table:table-cell>
          <table:table-cell office:value-type="string">
            <text:p>폴더수정일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IS_BOOKMARK</text:p>
          </table:table-cell>
          <table:table-cell office:value-type="string">
            <text:p>폴더즐겨찾기여부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N'</text:p>
          </table:table-cell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IS_DELETE</text:p>
          </table:table-cell>
          <table:table-cell office:value-type="string">
            <text:p>폴더삭제여부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N'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파일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FIL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파일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ILE_NO</text:p>
          </table:table-cell>
          <table:table-cell office:value-type="string">
            <text:p>파일번호</text:p>
          </table:table-cell>
          <table:table-cell office:value-type="string">
            <text:p>N/A</text:p>
          </table:table-cell>
          <table:table-cell office:value-type="string">
            <text:p>NUMBER(10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FILE_NAME</text:p>
          </table:table-cell>
          <table:table-cell office:value-type="string">
            <text:p>파일이름</text:p>
          </table:table-cell>
          <table:table-cell office:value-type="string">
            <text:p>N/A</text:p>
          </table:table-cell>
          <table:table-cell office:value-type="string">
            <text:p>VARCHAR2(5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RG_FILENAME</text:p>
          </table:table-cell>
          <table:table-cell office:value-type="string">
            <text:p>원본파일명</text:p>
          </table:table-cell>
          <table:table-cell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ILE_SIZE</text:p>
          </table:table-cell>
          <table:table-cell office:value-type="string">
            <text:p>파일크기</text:p>
          </table:table-cell>
          <table:table-cell office:value-type="string">
            <text:p>N/A</text:p>
          </table:table-cell>
          <table:table-cell office:value-type="string">
            <text:p>NUMBER(1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FILE_FANCYSIZE</text:p>
          </table:table-cell>
          <table:table-cell office:value-type="string">
            <text:p>파일표기크기</text:p>
          </table:table-cell>
          <table:table-cell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FILE_MIME_TYPE</text:p>
          </table:table-cell>
          <table:table-cell office:value-type="string">
            <text:p>파일MIME</text:p>
          </table:table-cell>
          <table:table-cell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FILE_EXT</text:p>
          </table:table-cell>
          <table:table-cell office:value-type="string">
            <text:p>파일확장자</text:p>
          </table:table-cell>
          <table:table-cell office:value-type="string">
            <text:p>N/A</text:p>
          </table:table-cell>
          <table:table-cell office:value-type="string">
            <text:p>VARCHAR2(5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FILE_GUBUN</text:p>
          </table:table-cell>
          <table:table-cell office:value-type="string">
            <text:p>파일구분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ILE_PATH</text:p>
          </table:table-cell>
          <table:table-cell office:value-type="string">
            <text:p>파일경로</text:p>
          </table:table-cell>
          <table:table-cell office:value-type="string">
            <text:p>N/A</text:p>
          </table:table-cell>
          <table:table-cell office:value-type="string">
            <text:p>VARCHAR2(10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FILE_UPLOAD_DATE</text:p>
          </table:table-cell>
          <table:table-cell office:value-type="string">
            <text:p>업로드날짜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FILE_UPDATE_DATE</text:p>
          </table:table-cell>
          <table:table-cell office:value-type="string">
            <text:p>수정날짜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FILE_DOWNLOAD_CNT</text:p>
          </table:table-cell>
          <table:table-cell office:value-type="string">
            <text:p>파일 다운로드 횟수</text:p>
          </table:table-cell>
          <table:table-cell office:value-type="string">
            <text:p>N/A</text:p>
          </table:table-cell>
          <table:table-cell office:value-type="string">
            <text:p>NUMBER(5)</text:p>
          </table:table-cell>
          <table:table-cell office:value-type="string">
            <text:p>Y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IS_BOOKMARK</text:p>
          </table:table-cell>
          <table:table-cell office:value-type="string">
            <text:p>파일 즐겨찾기 여부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office:value-type="string">
            <text:p>'N'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첨부파일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ATTACH_FIL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첨부파일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TCH_FILE_NO</text:p>
          </table:table-cell>
          <table:table-cell office:value-type="string">
            <text:p>첨부파일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TCH_FILE_CODE_NO</text:p>
          </table:table-cell>
          <table:table-cell office:value-type="string">
            <text:p>코드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BL_NO</text:p>
          </table:table-cell>
          <table:table-cell office:value-type="string">
            <text:p>테이블PK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TCH_FILE_NAME</text:p>
          </table:table-cell>
          <table:table-cell office:value-type="string">
            <text:p>파일명</text:p>
          </table:table-cell>
          <table:table-cell office:value-type="string">
            <text:p>N/A</text:p>
          </table:table-cell>
          <table:table-cell office:value-type="string">
            <text:p>VARCHAR2(5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TCH_FILE_ORG_FILE_NAME</text:p>
          </table:table-cell>
          <table:table-cell office:value-type="string">
            <text:p>원본파일명</text:p>
          </table:table-cell>
          <table:table-cell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TCH_FILE_SIZE</text:p>
          </table:table-cell>
          <table:table-cell office:value-type="string">
            <text:p>파일크기</text:p>
          </table:table-cell>
          <table:table-cell office:value-type="string">
            <text:p>N/A</text:p>
          </table:table-cell>
          <table:table-cell office:value-type="string">
            <text:p>NUMBER(1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ATCH_FILE_FANCYSIZE</text:p>
          </table:table-cell>
          <table:table-cell office:value-type="string">
            <text:p>파일표기크기</text:p>
          </table:table-cell>
          <table:table-cell office:value-type="string">
            <text:p>N/A</text:p>
          </table:table-cell>
          <table:table-cell office:value-type="string">
            <text:p>VARCHAR2(5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ATCH_FILE_EXT</text:p>
          </table:table-cell>
          <table:table-cell office:value-type="string">
            <text:p>파일확장자</text:p>
          </table:table-cell>
          <table:table-cell office:value-type="string">
            <text:p>N/A</text:p>
          </table:table-cell>
          <table:table-cell office:value-type="string">
            <text:p>VARCHAR2(1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ATCH_FILE_DATE</text:p>
          </table:table-cell>
          <table:table-cell office:value-type="string">
            <text:p>업로드날짜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office:value-type="string">
            <text:p>SYSDATE</text:p>
          </table:table-cell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TCH_FILE_PATH</text:p>
          </table:table-cell>
          <table:table-cell office:value-type="string">
            <text:p>파일경로</text:p>
          </table:table-cell>
          <table:table-cell office:value-type="string">
            <text:p>N/A</text:p>
          </table:table-cell>
          <table:table-cell office:value-type="string">
            <text:p>VARCHAR2(10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첨부파일코드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ATTACH_FILE_COD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첨부파일코드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TCH_FILE_CODE_NO</text:p>
          </table:table-cell>
          <table:table-cell office:value-type="string">
            <text:p>코드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BL_NAME</text:p>
          </table:table-cell>
          <table:table-cell office:value-type="string">
            <text:p>테이블명</text:p>
          </table:table-cell>
          <table:table-cell office:value-type="string">
            <text:p>N/A</text:p>
          </table:table-cell>
          <table:table-cell office:value-type="string">
            <text:p>VARCHAR2(100)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위젯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WIDGET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위젯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IDGET_NO</text:p>
          </table:table-cell>
          <table:table-cell office:value-type="string">
            <text:p>위젯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EMP_NO</text:p>
          </table:table-cell>
          <table:table-cell office:value-type="string">
            <text:p>사원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FK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WIDGET_X</text:p>
          </table:table-cell>
          <table:table-cell office:value-type="string">
            <text:p>위젯X축</text:p>
          </table:table-cell>
          <table:table-cell office:value-type="string">
            <text:p>N/A</text:p>
          </table:table-cell>
          <table:table-cell office:value-type="string">
            <text:p>NUMBER(2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WIDGET_Y</text:p>
          </table:table-cell>
          <table:table-cell office:value-type="string">
            <text:p>위젯Y축</text:p>
          </table:table-cell>
          <table:table-cell office:value-type="string">
            <text:p>N/A</text:p>
          </table:table-cell>
          <table:table-cell office:value-type="string">
            <text:p>NUMBER(2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WIDGET_W</text:p>
          </table:table-cell>
          <table:table-cell office:value-type="string">
            <text:p>위젯넓이</text:p>
          </table:table-cell>
          <table:table-cell office:value-type="string">
            <text:p>N/A</text:p>
          </table:table-cell>
          <table:table-cell office:value-type="string">
            <text:p>NUMBER(4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WIDGET_H</text:p>
          </table:table-cell>
          <table:table-cell office:value-type="string">
            <text:p>위젯높이</text:p>
          </table:table-cell>
          <table:table-cell office:value-type="string">
            <text:p>N/A</text:p>
          </table:table-cell>
          <table:table-cell office:value-type="string">
            <text:p>NUMBER(4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WIDGET_CONTENT</text:p>
          </table:table-cell>
          <table:table-cell office:value-type="string">
            <text:p>위젯내용</text:p>
          </table:table-cell>
          <table:table-cell office:value-type="string">
            <text:p>N/A</text:p>
          </table:table-cell>
          <table:table-cell office:value-type="string">
            <text:p>CLOB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공통코드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COMM_COD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공통코드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MM_CODE_NO</text:p>
          </table:table-cell>
          <table:table-cell office:value-type="string">
            <text:p>코드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PARENT_CODE</text:p>
          </table:table-cell>
          <table:table-cell office:value-type="string">
            <text:p>상위코드</text:p>
          </table:table-cell>
          <table:table-cell office:value-type="string">
            <text:p>N/A</text:p>
          </table:table-cell>
          <table:table-cell office:value-type="string">
            <text:p>VARCHAR2(1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OMM_CODE_NAME</text:p>
          </table:table-cell>
          <table:table-cell office:value-type="string">
            <text:p>공통코드명</text:p>
          </table:table-cell>
          <table:table-cell office:value-type="string">
            <text:p>N/A</text:p>
          </table:table-cell>
          <table:table-cell office:value-type="string">
            <text:p>VARCHAR2(3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OMM_CODE_DESC</text:p>
          </table:table-cell>
          <table:table-cell office:value-type="string">
            <text:p>코드설명</text:p>
          </table:table-cell>
          <table:table-cell office:value-type="string">
            <text:p>N/A</text:p>
          </table:table-cell>
          <table:table-cell office:value-type="string">
            <text:p>VARCHAR2(1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OMM_CODE_CREATED_DATE</text:p>
          </table:table-cell>
          <table:table-cell office:value-type="string">
            <text:p>등록일자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OMM_CODE_UPDATE_DATE</text:p>
          </table:table-cell>
          <table:table-cell office:value-type="string">
            <text:p>수정일자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3">
          <table:table-cell table:style-name="ce2" office:value-type="string">
            <text:p>엔티티 타입명</text:p>
          </table:table-cell>
          <table:table-cell table:style-name="ce6" office:value-type="string">
            <text:p>알림</text:p>
          </table:table-cell>
          <table:table-cell table:style-name="ce2" office:value-type="string">
            <text:p>작성일</text:p>
          </table:table-cell>
          <table:table-cell table:style-name="ce18" office:value-type="date" office:date-value="2024-03-25">
            <text:p>2024-03-25</text:p>
          </table:table-cell>
          <table:table-cell table:style-name="ce20" table:number-columns-spanned="4" table:number-rows-spanned="2"/>
          <table:covered-table-cell table:number-columns-repeated="3" table:style-name="ce20"/>
          <table:table-cell table:number-columns-repeated="1016"/>
        </table:table-row>
        <table:table-row table:style-name="ro4">
          <table:table-cell table:style-name="ce2" office:value-type="string">
            <text:p>테이블명</text:p>
          </table:table-cell>
          <table:table-cell table:style-name="ce10" office:value-type="string">
            <text:p>NOTIFICATION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<text:s/>민경선</text:p>
          </table:table-cell>
          <table:covered-table-cell table:number-columns-repeated="4" table:style-name="ce20"/>
          <table:table-cell table:number-columns-repeated="1016"/>
        </table:table-row>
        <table:table-row table:style-name="ro4">
          <table:table-cell table:style-name="ce2" office:value-type="string">
            <text:p>테이블 설명</text:p>
          </table:table-cell>
          <table:table-cell table:style-name="ce12" office:value-type="string" table:number-columns-spanned="7" table:number-rows-spanned="1">
            <text:p>알림 테이블</text:p>
          </table:table-cell>
          <table:covered-table-cell table:number-columns-repeated="6" table:style-name="ce7"/>
          <table:table-cell table:number-columns-repeated="1016"/>
        </table:table-row>
        <table:table-row table:style-name="ro4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NOTI_NO</text:p>
          </table:table-cell>
          <table:table-cell office:value-type="string">
            <text:p>알림번호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N</text:p>
          </table:table-cell>
          <table:table-cell/>
          <table:table-cell office:value-type="string">
            <text:p>PK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NOTI_RECP</text:p>
          </table:table-cell>
          <table:table-cell office:value-type="string">
            <text:p>알림받는사원</text:p>
          </table:table-cell>
          <table:table-cell office:value-type="string">
            <text:p>N/A</text:p>
          </table:table-cell>
          <table:table-cell office:value-type="string">
            <text:p>NUMBER(8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NOTI_TYPE</text:p>
          </table:table-cell>
          <table:table-cell office:value-type="string">
            <text:p>구분코드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NOTI_CONTENT</text:p>
          </table:table-cell>
          <table:table-cell office:value-type="string">
            <text:p>알림 내용</text:p>
          </table:table-cell>
          <table:table-cell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NOTI_URL</text:p>
          </table:table-cell>
          <table:table-cell office:value-type="string">
            <text:p>이동URL</text:p>
          </table:table-cell>
          <table:table-cell office:value-type="string">
            <text:p>N/A</text:p>
          </table:table-cell>
          <table:table-cell office:value-type="string">
            <text:p>VARCHAR2(4000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S_NOTI_READ</text:p>
          </table:table-cell>
          <table:table-cell office:value-type="string">
            <text:p>알림읽은여부</text:p>
          </table:table-cell>
          <table:table-cell office:value-type="string">
            <text:p>N/A</text:p>
          </table:table-cell>
          <table:table-cell office:value-type="string">
            <text:p>CHAR(1)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NOTI_DATE</text:p>
          </table:table-cell>
          <table:table-cell office:value-type="string">
            <text:p>알림 시각</text:p>
          </table:table-cell>
          <table:table-cell office:value-type="string">
            <text:p>N/A</text:p>
          </table:table-cell>
          <table:table-cell office:value-type="string">
            <text:p>DATE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5" table:number-rows-repeated="10479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1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number:number-style style:name="N8199P0" style:volatile="true" number:language="ko" number:country="KR">
      <number:text>₩</number:text>
      <number:number number:decimal-places="0" number:min-integer-digits="1" number:grouping="true"/>
    </number:number-style>
    <number:number-style style:name="N8199" number:language="ko" number:country="KR">
      <number:text>-₩</number:text>
      <number:number number:decimal-places="0" number:min-integer-digits="1" number:grouping="true"/>
      <style:map style:condition="value()&gt;=0" style:apply-style-name="N8199P0"/>
    </number:number-style>
    <number:number-style style:name="N8200P0" style:volatile="true" number:language="ko" number:country="KR">
      <number:text>₩</number:text>
      <number:number number:decimal-places="0" number:min-integer-digits="1" number:grouping="true"/>
    </number:number-style>
    <number:number-style style:name="N8200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200P0"/>
    </number:number-style>
    <number:number-style style:name="N8201P0" style:volatile="true" number:language="ko" number:country="KR">
      <number:text>₩</number:text>
      <number:number number:decimal-places="2" number:min-integer-digits="1" number:grouping="true"/>
    </number:number-style>
    <number:number-style style:name="N8201" number:language="ko" number:country="KR">
      <number:text>-₩</number:text>
      <number:number number:decimal-places="2" number:min-integer-digits="1" number:grouping="true"/>
      <style:map style:condition="value()&gt;=0" style:apply-style-name="N8201P0"/>
    </number:number-style>
    <number:number-style style:name="N8202P0" style:volatile="true" number:language="ko" number:country="KR">
      <number:text>₩</number:text>
      <number:number number:decimal-places="2" number:min-integer-digits="1" number:grouping="true"/>
    </number:number-style>
    <number:number-style style:name="N820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202P0"/>
    </number:number-style>
    <number:currency-style style:name="N8203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20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203P0"/>
    </number:currency-style>
    <number:currency-style style:name="N8204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20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204P0"/>
    </number:currency-style>
    <number:currency-style style:name="N8205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205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205P0"/>
    </number:currency-style>
    <number:currency-style style:name="N8206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206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206P0"/>
    </number:currency-style>
    <number:date-style style:name="N8207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20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number-style style:name="N8209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209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209P2" style:volatile="true" number:language="ko" number:country="KR">
      <number:text> - </number:text>
    </number:number-style>
    <number:text-style style:name="N8209" number:language="ko" number:country="KR">
      <number:text> </number:text>
      <number:text-content/>
      <number:text> </number:text>
      <style:map style:condition="value()&gt;0" style:apply-style-name="N8209P0"/>
      <style:map style:condition="value()&lt;0" style:apply-style-name="N8209P1"/>
      <style:map style:condition="value()=0" style:apply-style-name="N8209P2"/>
    </number:text-style>
    <number:number-style style:name="N8210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210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210P2" style:volatile="true" number:language="ko" number:country="KR">
      <number:text> ₩- </number:text>
    </number:number-style>
    <number:text-style style:name="N8210" number:language="ko" number:country="KR">
      <number:text> </number:text>
      <number:text-content/>
      <number:text> </number:text>
      <style:map style:condition="value()&gt;0" style:apply-style-name="N8210P0"/>
      <style:map style:condition="value()&lt;0" style:apply-style-name="N8210P1"/>
      <style:map style:condition="value()=0" style:apply-style-name="N8210P2"/>
    </number:text-style>
    <number:number-style style:name="N8211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211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211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211" number:language="ko" number:country="KR">
      <number:text> </number:text>
      <number:text-content/>
      <number:text> </number:text>
      <style:map style:condition="value()&gt;0" style:apply-style-name="N8211P0"/>
      <style:map style:condition="value()&lt;0" style:apply-style-name="N8211P1"/>
      <style:map style:condition="value()=0" style:apply-style-name="N8211P2"/>
    </number:text-style>
    <number:number-style style:name="N8212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212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212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212" number:language="ko" number:country="KR">
      <number:text> </number:text>
      <number:text-content/>
      <number:text> </number:text>
      <style:map style:condition="value()&gt;0" style:apply-style-name="N8212P0"/>
      <style:map style:condition="value()&lt;0" style:apply-style-name="N8212P1"/>
      <style:map style:condition="value()=0" style:apply-style-name="N8212P2"/>
    </number:text-style>
    <number:number-style style:name="N8213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1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7" style:display-name="표준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5">2024-03-25</text:date>, <text:time>17:30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5T17:30:24.87</dc:date>
    <dc:creator>경선 민</dc:creator>
    <meta:generator>OpenOffice/4.1.14$Win32 OpenOffice.org_project/4114m1$Build-9811</meta:generator>
    <meta:editing-duration>PT29M55S</meta:editing-duration>
    <meta:editing-cycles>10</meta:editing-cycles>
    <meta:document-statistic meta:table-count="3" meta:cell-count="2756" meta:object-count="141"/>
  </office:meta>
</office:document-meta>
</file>